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32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118">
      <style:table-cell-properties fo:background-color="transparent"/>
    </style:style>
    <style:style style:name="ce4" style:family="table-cell" style:parent-style-name="Default" style:data-style-name="N116">
      <style:table-cell-properties fo:background-color="transparent"/>
    </style:style>
    <style:style style:name="ce23" style:family="table-cell" style:parent-style-name="Default" style:data-style-name="N118"/>
    <style:style style:name="ce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" style:family="table-cell" style:parent-style-name="Default" style:data-style-name="N116">
      <style:table-cell-properties fo:background-color="#afd095"/>
    </style:style>
    <style:style style:name="ce7" style:family="table-cell" style:parent-style-name="Default">
      <style:table-cell-properties fo:background-color="#afd095"/>
    </style:style>
    <style:style style:name="ce12" style:family="table-cell" style:parent-style-name="Default" style:data-style-name="N118">
      <style:table-cell-properties fo:background-color="#afd095"/>
    </style:style>
    <style:style style:name="ce28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9" style:family="table-cell" style:parent-style-name="Default" style:data-style-name="N116">
      <style:table-cell-properties fo:background-color="#b4c7dc"/>
    </style:style>
    <style:style style:name="ce31" style:family="table-cell" style:parent-style-name="Default" style:data-style-name="N118">
      <style:table-cell-properties fo:background-color="#b4c7dc"/>
    </style:style>
    <style:style style:name="ce37" style:family="table-cell" style:parent-style-name="Default">
      <style:table-cell-properties fo:background-color="#b2b2b2"/>
    </style:style>
    <style:style style:name="ce10" style:family="table-cell" style:parent-style-name="Default" style:data-style-name="N117">
      <style:table-cell-properties fo:background-color="#afd095"/>
    </style:style>
    <style:style style:name="ce11" style:family="table-cell" style:parent-style-name="Default" style:data-style-name="N116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116">
      <style:table-cell-properties fo:background-color="#b7b3ca"/>
    </style:style>
    <style:style style:name="ce41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42" style:family="table-cell" style:parent-style-name="Default" style:data-style-name="N130">
      <style:table-cell-properties fo:background-color="#ffe994"/>
    </style:style>
    <style:style style:name="ce43" style:family="table-cell" style:parent-style-name="Default" style:data-style-name="N130">
      <style:table-cell-properties fo:background-color="#b2b2b2"/>
    </style:style>
    <style:style style:name="ce34" style:family="table-cell" style:parent-style-name="Default" style:data-style-name="N118">
      <style:table-cell-properties fo:background-color="#ffd428"/>
    </style:style>
    <style:style style:name="ce45" style:family="table-cell" style:parent-style-name="Default" style:data-style-name="N116">
      <style:table-cell-properties fo:background-color="#ff860d"/>
    </style:style>
    <style:style style:name="ce14" style:family="table-cell" style:parent-style-name="Default" style:data-style-name="N117"/>
    <style:style style:name="ce36" style:family="table-cell" style:parent-style-name="Default" style:data-style-name="N116">
      <style:table-cell-properties fo:background-color="#ffd428"/>
    </style:style>
    <style:style style:name="ce48" style:family="table-cell" style:parent-style-name="Default" style:data-style-name="N116">
      <style:table-cell-properties fo:background-color="#ff5429"/>
    </style:style>
    <style:style style:name="ce15" style:family="table-cell" style:parent-style-name="Default" style:data-style-name="N116">
      <style:table-cell-properties fo:background-color="#ffde59"/>
    </style:style>
    <style:style style:name="ce16" style:family="table-cell" style:parent-style-name="Default">
      <style:table-cell-properties fo:background-color="#ffde59"/>
    </style:style>
    <style:style style:name="ce17" style:family="table-cell" style:parent-style-name="Default" style:data-style-name="N117">
      <style:table-cell-properties fo:background-color="#ffde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5" table:default-cell-style-name="ce3"/>
        <table:table-column table:style-name="co1" table:default-cell-style-name="ce4"/>
        <table:table-column table:style-name="co1" table:number-columns-repeated="3" table:default-cell-style-name="ce3"/>
        <table:table-column table:style-name="co3" table:default-cell-style-name="ce3"/>
        <table:table-column table:style-name="co1" table:number-columns-repeated="4" table:default-cell-style-name="ce3"/>
        <table:table-column table:style-name="co4" table:default-cell-style-name="ce3"/>
        <table:table-column table:style-name="co1" table:number-columns-repeated="16357" table:default-cell-style-name="ce3"/>
        <table:table-row table:style-name="ro1">
          <table:table-cell table:style-name="ce1"/>
          <table:table-cell table:style-name="ce1" office:value-type="string" calcext:value-type="string">
            <text:p>model</text:p>
          </table:table-cell>
          <table:table-cell table:style-name="ce5" office:value-type="string" calcext:value-type="string">
            <text:p>eval_sigma</text:p>
          </table:table-cell>
          <table:table-cell table:style-name="ce1" office:value-type="string" calcext:value-type="string">
            <text:p>eval_sigma_lower</text:p>
          </table:table-cell>
          <table:table-cell table:style-name="ce1" office:value-type="string" calcext:value-type="string">
            <text:p>eval_sigma_upper</text:p>
          </table:table-cell>
          <table:table-cell table:style-name="ce5" office:value-type="string" calcext:value-type="string">
            <text:p>attr_sigma</text:p>
          </table:table-cell>
          <table:table-cell table:style-name="ce1" office:value-type="string" calcext:value-type="string">
            <text:p>attr_sigma_lower</text:p>
          </table:table-cell>
          <table:table-cell table:style-name="ce1" office:value-type="string" calcext:value-type="string">
            <text:p>attr_sigma_upper</text:p>
          </table:table-cell>
          <table:table-cell table:style-name="ce5" office:value-type="string" calcext:value-type="string">
            <text:p>attr_trend</text:p>
          </table:table-cell>
          <table:table-cell table:style-name="ce1" office:value-type="string" calcext:value-type="string">
            <text:p>attr_trend_lower</text:p>
          </table:table-cell>
          <table:table-cell table:style-name="ce1" office:value-type="string" calcext:value-type="string">
            <text:p>attr_trend_upper</text:p>
          </table:table-cell>
          <table:table-cell table:style-name="ce1" office:value-type="string" calcext:value-type="string">
            <text:p>attr_value</text:p>
          </table:table-cell>
          <table:table-cell table:style-name="ce1" office:value-type="string" calcext:value-type="string">
            <text:p>attr_rp</text:p>
          </table:table-cell>
          <table:table-cell table:style-name="ce1" office:value-type="string" calcext:value-type="string">
            <text:p>attr_rp_hist</text:p>
          </table:table-cell>
          <table:table-cell table:style-name="ce1" office:value-type="string" calcext:value-type="string">
            <text:p>attr_pr</text:p>
          </table:table-cell>
          <table:table-cell table:style-name="ce1" office:value-type="string" calcext:value-type="string">
            <text:p>attr_pr_lower</text:p>
          </table:table-cell>
          <table:table-cell table:style-name="ce1" office:value-type="string" calcext:value-type="string">
            <text:p>attr_pr_upper</text:p>
          </table:table-cell>
          <table:table-cell table:style-name="ce11" office:value-type="string" calcext:value-type="string">
            <text:p>attr_dI</text:p>
          </table:table-cell>
          <table:table-cell table:style-name="ce1" office:value-type="string" calcext:value-type="string">
            <text:p>attr_dI_lower</text:p>
          </table:table-cell>
          <table:table-cell table:style-name="ce1" office:value-type="string" calcext:value-type="string">
            <text:p>attr_dI_upper</text:p>
          </table:table-cell>
          <table:table-cell table:style-name="ce1" office:value-type="string" calcext:value-type="string">
            <text:p>proj_trend</text:p>
          </table:table-cell>
          <table:table-cell table:style-name="ce1" office:value-type="string" calcext:value-type="string">
            <text:p>proj_trend_lower</text:p>
          </table:table-cell>
          <table:table-cell table:style-name="ce1" office:value-type="string" calcext:value-type="string">
            <text:p>proj_trend_upper</text:p>
          </table:table-cell>
          <table:table-cell table:style-name="ce1" office:value-type="string" calcext:value-type="string">
            <text:p>proj_pr</text:p>
          </table:table-cell>
          <table:table-cell table:style-name="ce1" office:value-type="string" calcext:value-type="string">
            <text:p>proj_pr_lower</text:p>
          </table:table-cell>
          <table:table-cell table:style-name="ce1" office:value-type="string" calcext:value-type="string">
            <text:p>proj_pr_upper</text:p>
          </table:table-cell>
          <table:table-cell table:style-name="ce1" office:value-type="string" calcext:value-type="string">
            <text:p>proj_dI</text:p>
          </table:table-cell>
          <table:table-cell table:style-name="ce1" office:value-type="string" calcext:value-type="string">
            <text:p>proj_dI_lower</text:p>
          </table:table-cell>
          <table:table-cell table:style-name="ce1" office:value-type="string" calcext:value-type="string">
            <text:p>proj_dI_upper</text:p>
          </table:table-cell>
          <table:table-cell table:style-name="ce1" office:value-type="string" calcext:value-type="string">
            <text:p>proj_pr_inv</text:p>
          </table:table-cell>
          <table:table-cell table:style-name="ce1" office:value-type="string" calcext:value-type="string">
            <text:p>proj_pr_lower_inv</text:p>
          </table:table-cell>
          <table:table-cell table:style-name="ce1" office:value-type="string" calcext:value-type="string">
            <text:p>proj_pr_upper_inv</text:p>
          </table:table-cell>
          <table:table-cell table:style-name="ce1" office:value-type="string" calcext:value-type="string">
            <text:p>proj_dI_inv</text:p>
          </table:table-cell>
          <table:table-cell table:style-name="ce1" office:value-type="string" calcext:value-type="string">
            <text:p>proj_dI_lower_inv</text:p>
          </table:table-cell>
          <table:table-cell table:style-name="ce1" office:value-type="string" calcext:value-type="string">
            <text:p>proj_dI_upper_inv</text:p>
          </table:table-cell>
          <table:table-cell table:style-name="ce1" table:number-columns-repeated="16349"/>
        </table:table-row>
        <table:table-row table:style-name="ro1">
          <table:table-cell table:style-name="ce2" office:value-type="string" calcext:value-type="string">
            <text:p>TAS (R fit)</text:p>
          </table:table-cell>
          <table:table-cell table:style-name="ce2" office:value-type="string" calcext:value-type="string">
            <text:p>SAM-22_MOHC-HadGEM2-ES_rcp85_r1i1p1_GERICS-REMO2015</text:p>
          </table:table-cell>
          <table:table-cell table:style-name="ce6" office:value-type="float" office:value="0.565704579456302" calcext:value-type="float">
            <text:p>0.566</text:p>
          </table:table-cell>
          <table:table-cell table:style-name="ce2" office:value-type="float" office:value="0.445518247733958" calcext:value-type="float">
            <text:p>0.446</text:p>
          </table:table-cell>
          <table:table-cell table:style-name="ce2" office:value-type="float" office:value="0.642625559938655" calcext:value-type="float">
            <text:p>0.643</text:p>
          </table:table-cell>
          <table:table-cell table:style-name="ce6" office:value-type="float" office:value="0.564882069909542" calcext:value-type="float">
            <text:p>0.565</text:p>
          </table:table-cell>
          <table:table-cell table:style-name="ce2" office:value-type="float" office:value="0.464457806466767" calcext:value-type="float">
            <text:p>0.464</text:p>
          </table:table-cell>
          <table:table-cell table:style-name="ce2" office:value-type="float" office:value="0.640834751885903" calcext:value-type="float">
            <text:p>0.641</text:p>
          </table:table-cell>
          <table:table-cell table:style-name="ce6" office:value-type="float" office:value="0.438548238108627" calcext:value-type="float">
            <text:p>0.439</text:p>
          </table:table-cell>
          <table:table-cell table:style-name="ce2" office:value-type="float" office:value="0.0983453726469819" calcext:value-type="float">
            <text:p>0.098</text:p>
          </table:table-cell>
          <table:table-cell table:style-name="ce2" office:value-type="float" office:value="0.782778546471927" calcext:value-type="float">
            <text:p>0.783</text:p>
          </table:table-cell>
          <table:table-cell table:style-name="ce2" office:value-type="float" office:value="21.2058008267015" calcext:value-type="float">
            <text:p>21.206</text:p>
          </table:table-cell>
          <table:table-cell table:style-name="ce2" office:value-type="float" office:value="2" calcext:value-type="float">
            <text:p>2.000</text:p>
          </table:table-cell>
          <table:table-cell table:style-name="ce2" office:value-type="float" office:value="5.6894035214429" calcext:value-type="float">
            <text:p>5.689</text:p>
          </table:table-cell>
          <table:table-cell table:style-name="ce10" office:value-type="float" office:value="2.84470176072145" calcext:value-type="float">
            <text:p>2.8447</text:p>
          </table:table-cell>
          <table:table-cell table:style-name="ce2" office:value-type="float" office:value="1.20361649143313" calcext:value-type="float">
            <text:p>1.204</text:p>
          </table:table-cell>
          <table:table-cell table:style-name="ce2" office:value-type="float" office:value="13.4665899222932" calcext:value-type="float">
            <text:p>13.467</text:p>
          </table:table-cell>
          <table:table-cell table:style-name="ce6" office:value-type="float" office:value="0.526257885730352" calcext:value-type="float">
            <text:p>0.526</text:p>
          </table:table-cell>
          <table:table-cell table:style-name="ce2" office:value-type="float" office:value="0.118014447176378" calcext:value-type="float">
            <text:p>0.118</text:p>
          </table:table-cell>
          <table:table-cell table:style-name="ce2" office:value-type="float" office:value="0.939334255766312" calcext:value-type="float">
            <text:p>0.939</text:p>
          </table:table-cell>
          <table:table-cell table:style-name="ce6" office:value-type="float" office:value="0.697418951993892" calcext:value-type="float">
            <text:p>0.697</text:p>
          </table:table-cell>
          <table:table-cell table:style-name="ce2" office:value-type="float" office:value="0.579125909706316" calcext:value-type="float">
            <text:p>0.579</text:p>
          </table:table-cell>
          <table:table-cell table:style-name="ce2" office:value-type="float" office:value="0.829344722192502" calcext:value-type="float">
            <text:p>0.829</text:p>
          </table:table-cell>
          <table:table-cell table:style-name="ce12" office:value-type="float" office:value="0.745917778086063" calcext:value-type="float">
            <text:p>0.74592</text:p>
          </table:table-cell>
          <table:table-cell table:style-name="ce30" office:value-type="float" office:value="0.690493803037707" calcext:value-type="float">
            <text:p>0.69049</text:p>
          </table:table-cell>
          <table:table-cell table:style-name="ce30" office:value-type="float" office:value="0.809312217132781" calcext:value-type="float">
            <text:p>0.80931</text:p>
          </table:table-cell>
          <table:table-cell table:style-name="ce6" office:value-type="float" office:value="-0.557935161595115" calcext:value-type="float">
            <text:p>-0.558</text:p>
          </table:table-cell>
          <table:table-cell table:style-name="ce2" office:value-type="float" office:value="-0.663475777754003" calcext:value-type="float">
            <text:p>-0.663</text:p>
          </table:table-cell>
          <table:table-cell table:style-name="ce2" office:value-type="float" office:value="-0.463300727765053" calcext:value-type="float">
            <text:p>-0.463</text:p>
          </table:table-cell>
          <table:table-cell table:style-name="ce12" office:value-type="float" office:value="1.34063033403746" calcext:value-type="float">
            <text:p>1.34063</text:p>
          </table:table-cell>
          <table:table-cell table:style-name="ce4" office:value-type="float" office:value="1.23561708180161" calcext:value-type="float">
            <text:p>1.236</text:p>
          </table:table-cell>
          <table:table-cell table:style-name="ce4" office:value-type="float" office:value="1.44823892061113" calcext:value-type="float">
            <text:p>1.448</text:p>
          </table:table-cell>
          <table:table-cell table:style-name="ce6" office:value-type="float" office:value="0.557935161595115" calcext:value-type="float">
            <text:p>0.558</text:p>
          </table:table-cell>
          <table:table-cell table:style-name="ce2" office:value-type="float" office:value="0.463300727765053" calcext:value-type="float">
            <text:p>0.463</text:p>
          </table:table-cell>
          <table:table-cell table:style-name="ce2" office:value-type="float" office:value="0.663475777754003" calcext:value-type="float">
            <text:p>0.663</text:p>
          </table:table-cell>
          <table:table-cell table:style-name="ce2" table:number-columns-repeated="16349"/>
        </table:table-row>
        <table:table-row table:style-name="ro1">
          <table:table-cell table:style-name="Default" office:value-type="string" calcext:value-type="string">
            <text:p>TAS (CX)</text:p>
          </table:table-cell>
          <table:table-cell table:style-name="Default" office:value-type="string" calcext:value-type="string">
            <text:p>Shift fit</text:p>
          </table:table-cell>
          <table:table-cell table:style-name="ce7" office:value-type="float" office:value="0.566" calcext:value-type="float">
            <text:p>0.566</text:p>
          </table:table-cell>
          <table:table-cell table:style-name="Default" office:value-type="float" office:value="0.455" calcext:value-type="float">
            <text:p>0.455</text:p>
          </table:table-cell>
          <table:table-cell table:style-name="Default" office:value-type="float" office:value="0.653" calcext:value-type="float">
            <text:p>0.653</text:p>
          </table:table-cell>
          <table:table-cell table:style-name="ce7" office:value-type="float" office:value="0.565" calcext:value-type="float">
            <text:p>0.565</text:p>
          </table:table-cell>
          <table:table-cell table:style-name="Default" office:value-type="float" office:value="0.453" calcext:value-type="float">
            <text:p>0.453</text:p>
          </table:table-cell>
          <table:table-cell table:style-name="Default" office:value-type="float" office:value="0.644" calcext:value-type="float">
            <text:p>0.644</text:p>
          </table:table-cell>
          <table:table-cell table:style-name="ce7" office:value-type="float" office:value="0.439" calcext:value-type="float">
            <text:p>0.439</text:p>
          </table:table-cell>
          <table:table-cell table:style-name="Default" office:value-type="float" office:value="0.139" calcext:value-type="float">
            <text:p>0.139</text:p>
          </table:table-cell>
          <table:table-cell table:style-name="Default" office:value-type="float" office:value="0.743" calcext:value-type="float">
            <text:p>0.743</text:p>
          </table:table-cell>
          <table:table-cell table:style-name="Default" office:value-type="float" office:value="21.206" calcext:value-type="float">
            <text:p>21.206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.6892" calcext:value-type="float">
            <text:p>5.689</text:p>
          </table:table-cell>
          <table:table-cell table:style-name="ce7" office:value-type="float" office:value="2.8446" calcext:value-type="float">
            <text:p>2.8446</text:p>
          </table:table-cell>
          <table:table-cell table:style-name="Default" office:value-type="float" office:value="1.4222" calcext:value-type="float">
            <text:p>1.4222</text:p>
          </table:table-cell>
          <table:table-cell table:style-name="Default" office:value-type="float" office:value="6.3799" calcext:value-type="float">
            <text:p>6.3799</text:p>
          </table:table-cell>
          <table:table-cell table:style-name="ce6" office:value-type="float" office:value="0.526" calcext:value-type="float">
            <text:p>0.526</text:p>
          </table:table-cell>
          <table:table-cell table:style-name="Default" office:value-type="float" office:value="0.167" calcext:value-type="float">
            <text:p>0.167</text:p>
          </table:table-cell>
          <table:table-cell table:style-name="Default" office:value-type="float" office:value="0.892" calcext:value-type="float">
            <text:p>0.892</text:p>
          </table:table-cell>
          <table:table-cell table:style-name="ce7" office:value-type="float" office:value="0.697" calcext:value-type="float">
            <text:p>0.697</text:p>
          </table:table-cell>
          <table:table-cell table:style-name="Default" office:value-type="float" office:value="0.573" calcext:value-type="float">
            <text:p>0.573</text:p>
          </table:table-cell>
          <table:table-cell table:style-name="Default" office:value-type="float" office:value="0.828" calcext:value-type="float">
            <text:p>0.828</text:p>
          </table:table-cell>
          <table:table-cell table:style-name="ce7" office:value-type="float" office:value="0.74582" calcext:value-type="float">
            <text:p>0.74582</text:p>
          </table:table-cell>
          <table:table-cell table:style-name="Default" office:value-type="float" office:value="0.69075" calcext:value-type="float">
            <text:p>0.69075</text:p>
          </table:table-cell>
          <table:table-cell table:style-name="Default" office:value-type="float" office:value="0.8102" calcext:value-type="float">
            <text:p>0.8102</text:p>
          </table:table-cell>
          <table:table-cell table:style-name="ce7" office:value-type="float" office:value="-0.558" calcext:value-type="float">
            <text:p>-0.558</text:p>
          </table:table-cell>
          <table:table-cell table:style-name="Default" office:value-type="float" office:value="-0.663" calcext:value-type="float">
            <text:p>-0.663</text:p>
          </table:table-cell>
          <table:table-cell table:style-name="Default" office:value-type="float" office:value="-0.458" calcext:value-type="float">
            <text:p>-0.458</text:p>
          </table:table-cell>
          <table:table-cell table:style-name="ce12" table:formula="of:=1/[.X3]" office:value-type="float" office:value="1.34080609262288" calcext:value-type="float">
            <text:p>1.34081</text:p>
          </table:table-cell>
          <table:table-cell table:style-name="ce14" table:formula="of:=1/[.Z3]" office:value-type="float" office:value="1.23426314490249" calcext:value-type="float">
            <text:p>1.2343</text:p>
          </table:table-cell>
          <table:table-cell table:style-name="ce14" table:formula="of:=1/[.Y3]" office:value-type="float" office:value="1.44770177343467" calcext:value-type="float">
            <text:p>1.4477</text:p>
          </table:table-cell>
          <table:table-cell table:style-name="ce10" table:formula="of:=-[.AA3]" office:value-type="float" office:value="0.558" calcext:value-type="float">
            <text:p>0.5580</text:p>
          </table:table-cell>
          <table:table-cell table:style-name="ce14" table:formula="of:=-[.AC3]" office:value-type="float" office:value="0.458" calcext:value-type="float">
            <text:p>0.4580</text:p>
          </table:table-cell>
          <table:table-cell table:style-name="ce14" table:formula="of:=-[.AB3]" office:value-type="float" office:value="0.663" calcext:value-type="float">
            <text:p>0.6630</text:p>
          </table:table-cell>
          <table:table-cell table:style-name="Default"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table:style-name="ce20"/>
          <table:table-cell table:style-name="ce20" office:value-type="string" calcext:value-type="string">
            <text:p>model</text:p>
          </table:table-cell>
          <table:table-cell table:style-name="ce5" office:value-type="string" calcext:value-type="string">
            <text:p>eval_disp</text:p>
          </table:table-cell>
          <table:table-cell table:style-name="ce20" office:value-type="string" calcext:value-type="string">
            <text:p>eval_disp_lower</text:p>
          </table:table-cell>
          <table:table-cell table:style-name="ce20" office:value-type="string" calcext:value-type="string">
            <text:p>eval_disp_upper</text:p>
          </table:table-cell>
          <table:table-cell table:style-name="ce5" office:value-type="string" calcext:value-type="string">
            <text:p>attr_disp</text:p>
          </table:table-cell>
          <table:table-cell table:style-name="ce20" office:value-type="string" calcext:value-type="string">
            <text:p>attr_disp_lower</text:p>
          </table:table-cell>
          <table:table-cell table:style-name="ce20" office:value-type="string" calcext:value-type="string">
            <text:p>attr_disp_upper</text:p>
          </table:table-cell>
          <table:table-cell table:style-name="ce28" office:value-type="string" calcext:value-type="string">
            <text:p>attr_trend</text:p>
          </table:table-cell>
          <table:table-cell table:style-name="ce20" office:value-type="string" calcext:value-type="string">
            <text:p>attr_trend_lower</text:p>
          </table:table-cell>
          <table:table-cell table:style-name="ce20" office:value-type="string" calcext:value-type="string">
            <text:p>attr_trend_upper</text:p>
          </table:table-cell>
          <table:table-cell table:style-name="ce5" office:value-type="string" calcext:value-type="string">
            <text:p>attr_value</text:p>
          </table:table-cell>
          <table:table-cell table:style-name="ce5" office:value-type="string" calcext:value-type="string">
            <text:p>attr_logvalue</text:p>
          </table:table-cell>
          <table:table-cell table:style-name="ce20" office:value-type="string" calcext:value-type="string">
            <text:p>attr_rp</text:p>
          </table:table-cell>
          <table:table-cell table:style-name="ce20" office:value-type="string" calcext:value-type="string">
            <text:p>attr_rp_hist</text:p>
          </table:table-cell>
          <table:table-cell table:style-name="ce20" office:value-type="string" calcext:value-type="string">
            <text:p>attr_pr</text:p>
          </table:table-cell>
          <table:table-cell table:style-name="ce20" office:value-type="string" calcext:value-type="string">
            <text:p>attr_pr_lower</text:p>
          </table:table-cell>
          <table:table-cell table:style-name="ce20" office:value-type="string" calcext:value-type="string">
            <text:p>attr_pr_upper</text:p>
          </table:table-cell>
          <table:table-cell table:style-name="ce28" office:value-type="string" calcext:value-type="string">
            <text:p>attr_dI</text:p>
          </table:table-cell>
          <table:table-cell table:style-name="ce20" office:value-type="string" calcext:value-type="string">
            <text:p>attr_dI_lower</text:p>
          </table:table-cell>
          <table:table-cell table:style-name="ce20" office:value-type="string" calcext:value-type="string">
            <text:p>attr_dI_upper</text:p>
          </table:table-cell>
          <table:table-cell table:style-name="ce5" office:value-type="string" calcext:value-type="string">
            <text:p>attr_dlogI</text:p>
          </table:table-cell>
          <table:table-cell table:style-name="ce20" office:value-type="string" calcext:value-type="string">
            <text:p>attr_dlogI_lower</text:p>
          </table:table-cell>
          <table:table-cell table:style-name="ce20" office:value-type="string" calcext:value-type="string">
            <text:p>attr_dlogI_upper</text:p>
          </table:table-cell>
          <table:table-cell table:style-name="ce20" office:value-type="string" calcext:value-type="string">
            <text:p>proj_trend</text:p>
          </table:table-cell>
          <table:table-cell table:style-name="ce20" office:value-type="string" calcext:value-type="string">
            <text:p>proj_trend_lower</text:p>
          </table:table-cell>
          <table:table-cell table:style-name="ce20" office:value-type="string" calcext:value-type="string">
            <text:p>proj_trend_upper</text:p>
          </table:table-cell>
          <table:table-cell table:style-name="ce5" office:value-type="string" calcext:value-type="string">
            <text:p>proj_pr</text:p>
          </table:table-cell>
          <table:table-cell table:style-name="ce20" office:value-type="string" calcext:value-type="string">
            <text:p>proj_pr_lower</text:p>
          </table:table-cell>
          <table:table-cell table:style-name="ce20" office:value-type="string" calcext:value-type="string">
            <text:p>proj_pr_upper</text:p>
          </table:table-cell>
          <table:table-cell table:style-name="ce20" office:value-type="string" calcext:value-type="string">
            <text:p>proj_dI</text:p>
          </table:table-cell>
          <table:table-cell table:style-name="ce20" office:value-type="string" calcext:value-type="string">
            <text:p>proj_dI_lower</text:p>
          </table:table-cell>
          <table:table-cell table:style-name="ce20" office:value-type="string" calcext:value-type="string">
            <text:p>proj_dI_upper</text:p>
          </table:table-cell>
          <table:table-cell table:style-name="ce5" office:value-type="string" calcext:value-type="string">
            <text:p>proj_pr_inv</text:p>
          </table:table-cell>
          <table:table-cell table:style-name="ce20" office:value-type="string" calcext:value-type="string">
            <text:p>proj_pr_lower_inv</text:p>
          </table:table-cell>
          <table:table-cell table:style-name="ce20" office:value-type="string" calcext:value-type="string">
            <text:p>proj_pr_upper_inv</text:p>
          </table:table-cell>
          <table:table-cell table:style-name="ce5" office:value-type="string" calcext:value-type="string">
            <text:p>proj_dI_inv</text:p>
          </table:table-cell>
          <table:table-cell table:style-name="ce20" office:value-type="string" calcext:value-type="string">
            <text:p>proj_dI_lower_inv</text:p>
          </table:table-cell>
          <table:table-cell table:style-name="ce20" office:value-type="string" calcext:value-type="string">
            <text:p>proj_dI_upper_inv</text:p>
          </table:table-cell>
          <table:table-cell table:style-name="ce5" office:value-type="string" calcext:value-type="string">
            <text:p>proj_dlogI</text:p>
          </table:table-cell>
          <table:table-cell table:style-name="ce20" office:value-type="string" calcext:value-type="string">
            <text:p>proj_dlogI_lower</text:p>
          </table:table-cell>
          <table:table-cell table:style-name="ce20" office:value-type="string" calcext:value-type="string">
            <text:p>proj_dlogI_upper</text:p>
          </table:table-cell>
          <table:table-cell table:style-name="ce20" table:number-columns-repeated="16342"/>
        </table:table-row>
        <table:table-row table:style-name="ro1">
          <table:table-cell table:style-name="ce2" office:value-type="string" calcext:value-type="string">
            <text:p>PR (R fit)</text:p>
          </table:table-cell>
          <table:table-cell table:style-name="ce2" office:value-type="string" calcext:value-type="string">
            <text:p>SAM-22_MOHC-HadGEM2-ES_rcp85_r1i1p1_GERICS-REMO2015</text:p>
          </table:table-cell>
          <table:table-cell table:style-name="ce6" office:value-type="float" office:value="0.076302295208106" calcext:value-type="float">
            <text:p>0.076</text:p>
          </table:table-cell>
          <table:table-cell table:style-name="ce2" office:value-type="float" office:value="0.060576071982516" calcext:value-type="float">
            <text:p>0.061</text:p>
          </table:table-cell>
          <table:table-cell table:style-name="ce2" office:value-type="float" office:value="0.0862828195566586" calcext:value-type="float">
            <text:p>0.086</text:p>
          </table:table-cell>
          <table:table-cell table:style-name="ce6" office:value-type="float" office:value="0.0719909802982008" calcext:value-type="float">
            <text:p>0.072</text:p>
          </table:table-cell>
          <table:table-cell table:style-name="ce2" office:value-type="float" office:value="0.0580121634054816" calcext:value-type="float">
            <text:p>0.058</text:p>
          </table:table-cell>
          <table:table-cell table:style-name="ce2" office:value-type="float" office:value="0.0808525516599422" calcext:value-type="float">
            <text:p>0.081</text:p>
          </table:table-cell>
          <table:table-cell table:style-name="ce9" office:value-type="float" office:value="0.041100339391627" calcext:value-type="float">
            <text:p>0.041</text:p>
          </table:table-cell>
          <table:table-cell table:style-name="ce2" office:value-type="float" office:value="-0.0143452675485928" calcext:value-type="float">
            <text:p>-0.014</text:p>
          </table:table-cell>
          <table:table-cell table:style-name="ce2" office:value-type="float" office:value="0.0839515961444986" calcext:value-type="float">
            <text:p>0.084</text:p>
          </table:table-cell>
          <table:table-cell table:style-name="ce6" office:value-type="float" office:value="4.13493971220719" calcext:value-type="float">
            <text:p>4.135</text:p>
          </table:table-cell>
          <table:table-cell table:style-name="ce6" office:value-type="float" office:value="0.616469181882129" calcext:value-type="float">
            <text:p>0.616</text:p>
          </table:table-cell>
          <table:table-cell table:style-name="ce2" office:value-type="float" office:value="20" calcext:value-type="float">
            <text:p>20.000</text:p>
          </table:table-cell>
          <table:table-cell table:style-name="ce2" office:value-type="float" office:value="9.69701150121247" calcext:value-type="float">
            <text:p>9.697</text:p>
          </table:table-cell>
          <table:table-cell table:style-name="ce2" office:value-type="float" office:value="0.484850575060624" calcext:value-type="float">
            <text:p>0.485</text:p>
          </table:table-cell>
          <table:table-cell table:style-name="ce2" office:value-type="float" office:value="0.240175446184937" calcext:value-type="float">
            <text:p>0.240</text:p>
          </table:table-cell>
          <table:table-cell table:style-name="ce2" office:value-type="float" office:value="1.35205764394759" calcext:value-type="float">
            <text:p>1.352</text:p>
          </table:table-cell>
          <table:table-cell table:style-name="ce9" office:value-type="float" office:value="4.37510183204377" calcext:value-type="float">
            <text:p>4.375</text:p>
          </table:table-cell>
          <table:table-cell table:style-name="ce2" office:value-type="float" office:value="-1.52029659543046" calcext:value-type="float">
            <text:p>-1.520</text:p>
          </table:table-cell>
          <table:table-cell table:style-name="ce2" office:value-type="float" office:value="9.02842601421394" calcext:value-type="float">
            <text:p>9.028</text:p>
          </table:table-cell>
          <table:table-cell table:style-name="ce6" office:value-type="float" office:value="3.1105159326046" calcext:value-type="float">
            <text:p>3.111</text:p>
          </table:table-cell>
          <table:table-cell table:style-name="ce2" office:value-type="float" office:value="-1.10332241389244" calcext:value-type="float">
            <text:p>-1.103</text:p>
          </table:table-cell>
          <table:table-cell table:style-name="ce2" office:value-type="float" office:value="6.30049295263582" calcext:value-type="float">
            <text:p>6.300</text:p>
          </table:table-cell>
          <table:table-cell table:style-name="ce2" office:value-type="float" office:value="0.0400660888615931" calcext:value-type="float">
            <text:p>0.040</text:p>
          </table:table-cell>
          <table:table-cell table:style-name="ce2" office:value-type="float" office:value="0.00997311336511084" calcext:value-type="float">
            <text:p>0.010</text:p>
          </table:table-cell>
          <table:table-cell table:style-name="ce2" office:value-type="float" office:value="0.0659451686651916" calcext:value-type="float">
            <text:p>0.066</text:p>
          </table:table-cell>
          <table:table-cell table:style-name="ce6" office:value-type="float" office:value="1.78400257820107" calcext:value-type="float">
            <text:p>1.784</text:p>
          </table:table-cell>
          <table:table-cell table:style-name="ce2" office:value-type="float" office:value="1.16023097650242" calcext:value-type="float">
            <text:p>1.160</text:p>
          </table:table-cell>
          <table:table-cell table:style-name="ce2" office:value-type="float" office:value="2.88785241725815" calcext:value-type="float">
            <text:p>2.888</text:p>
          </table:table-cell>
          <table:table-cell table:style-name="ce6" office:value-type="float" office:value="-2.83546182998541" calcext:value-type="float">
            <text:p>-2.835</text:p>
          </table:table-cell>
          <table:table-cell table:style-name="ce2" office:value-type="float" office:value="-4.58796307020587" calcext:value-type="float">
            <text:p>-4.588</text:p>
          </table:table-cell>
          <table:table-cell table:style-name="ce2" office:value-type="float" office:value="-0.712869946160947" calcext:value-type="float">
            <text:p>-0.713</text:p>
          </table:table-cell>
          <table:table-cell table:style-name="ce6" office:value-type="float" office:value="0.56053730651464" calcext:value-type="float">
            <text:p>0.561</text:p>
          </table:table-cell>
          <table:table-cell table:style-name="ce2" office:value-type="float" office:value="0.346278083334135" calcext:value-type="float">
            <text:p>0.346</text:p>
          </table:table-cell>
          <table:table-cell table:style-name="ce2" office:value-type="float" office:value="0.861897346521942" calcext:value-type="float">
            <text:p>0.862</text:p>
          </table:table-cell>
          <table:table-cell table:style-name="ce6" office:value-type="float" office:value="2.83546182998541" calcext:value-type="float">
            <text:p>2.835</text:p>
          </table:table-cell>
          <table:table-cell table:style-name="ce2" office:value-type="float" office:value="0.712869946160947" calcext:value-type="float">
            <text:p>0.713</text:p>
          </table:table-cell>
          <table:table-cell table:style-name="ce2" office:value-type="float" office:value="4.58796307020587" calcext:value-type="float">
            <text:p>4.588</text:p>
          </table:table-cell>
          <table:table-cell table:style-name="ce6" office:value-type="float" office:value="-1.97240040758895" calcext:value-type="float">
            <text:p>-1.972</text:p>
          </table:table-cell>
          <table:table-cell table:style-name="ce2" office:value-type="float" office:value="-3.20268516775635" calcext:value-type="float">
            <text:p>-3.203</text:p>
          </table:table-cell>
          <table:table-cell table:style-name="ce2" office:value-type="float" office:value="-0.501464739632322" calcext:value-type="float">
            <text:p>-0.501</text:p>
          </table:table-cell>
          <table:table-cell table:style-name="ce2" table:number-columns-repeated="16342"/>
        </table:table-row>
        <table:table-row table:style-name="ro1">
          <table:table-cell table:style-name="ce2" office:value-type="string" calcext:value-type="string">
            <text:p>PR (CX)</text:p>
          </table:table-cell>
          <table:table-cell table:style-name="ce4" office:value-type="string" calcext:value-type="string">
            <text:p>Scale fit</text:p>
          </table:table-cell>
          <table:table-cell table:style-name="ce6" office:value-type="float" office:value="-0.076" calcext:value-type="float">
            <text:p>-0.076</text:p>
          </table:table-cell>
          <table:table-cell table:number-columns-repeated="2" table:style-name="ce4" office:value-type="float" office:value="-0.087" calcext:value-type="float">
            <text:p>-0.087</text:p>
          </table:table-cell>
          <table:table-cell table:style-name="ce6" office:value-type="float" office:value="-0.072" calcext:value-type="float">
            <text:p>-0.072</text:p>
          </table:table-cell>
          <table:table-cell table:style-name="ce4" office:value-type="float" office:value="-0.083" calcext:value-type="float">
            <text:p>-0.083</text:p>
          </table:table-cell>
          <table:table-cell table:style-name="ce4" office:value-type="float" office:value="-0.058" calcext:value-type="float">
            <text:p>-0.058</text:p>
          </table:table-cell>
          <table:table-cell table:style-name="ce9" office:value-type="float" office:value="0.017" calcext:value-type="float">
            <text:p>0.017</text:p>
          </table:table-cell>
          <table:table-cell table:style-name="ce4" office:value-type="float" office:value="-0.006" calcext:value-type="float">
            <text:p>-0.006</text:p>
          </table:table-cell>
          <table:table-cell table:style-name="ce4" office:value-type="float" office:value="0.04" calcext:value-type="float">
            <text:p>0.040</text:p>
          </table:table-cell>
          <table:table-cell table:style-name="ce6" table:formula="of:=10^[.M7]" office:value-type="float" office:value="4.13542358238489" calcext:value-type="float">
            <text:p>4.135</text:p>
          </table:table-cell>
          <table:table-cell table:style-name="ce6" office:value-type="float" office:value="0.61652" calcext:value-type="float">
            <text:p>0.617</text:p>
          </table:table-cell>
          <table:table-cell table:style-name="ce4" office:value-type="float" office:value="20" calcext:value-type="float">
            <text:p>20.000</text:p>
          </table:table-cell>
          <table:table-cell table:style-name="ce4" office:value-type="float" office:value="9.663" calcext:value-type="float">
            <text:p>9.663</text:p>
          </table:table-cell>
          <table:table-cell table:style-name="ce4" office:value-type="float" office:value="0.48315" calcext:value-type="float">
            <text:p>0.483</text:p>
          </table:table-cell>
          <table:table-cell table:style-name="ce4" office:value-type="float" office:value="0.13839" calcext:value-type="float">
            <text:p>0.138</text:p>
          </table:table-cell>
          <table:table-cell office:value-type="float" office:value="1.2719" calcext:value-type="float">
            <text:p>1.272</text:p>
          </table:table-cell>
          <table:table-cell table:style-name="ce9" table:formula="of:=(10^([.$M7]*(1 - (1/(1 + [.$V7]/100)))) - 1) * 100" office:value-type="float" office:value="4.39704871088666" calcext:value-type="float">
            <text:p>4.397</text:p>
          </table:table-cell>
          <table:table-cell table:style-name="ce4" table:formula="of:=(10^([.$M7]*(1 - (1/(1 + [.$W7]/100)))) - 1) * 100" office:value-type="float" office:value="-1.59223354442855" calcext:value-type="float">
            <text:p>-1.592</text:p>
          </table:table-cell>
          <table:table-cell table:style-name="ce4" table:formula="of:=(10^([.$M7]*(1 - (1/(1 + [.$X7]/100)))) - 1) * 100" office:value-type="float" office:value="10.2049147251319" calcext:value-type="float">
            <text:p>10.205</text:p>
          </table:table-cell>
          <table:table-cell table:style-name="ce6" office:value-type="float" office:value="3.126" calcext:value-type="float">
            <text:p>3.126</text:p>
          </table:table-cell>
          <table:table-cell table:style-name="ce4" office:value-type="float" office:value="-1.118" calcext:value-type="float">
            <text:p>-1.118</text:p>
          </table:table-cell>
          <table:table-cell table:style-name="ce4" office:value-type="float" office:value="7.348" calcext:value-type="float">
            <text:p>7.348</text:p>
          </table:table-cell>
          <table:table-cell table:style-name="ce4" office:value-type="float" office:value="0.017" calcext:value-type="float">
            <text:p>0.017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 office:value-type="float" office:value="0.029" calcext:value-type="float">
            <text:p>0.029</text:p>
          </table:table-cell>
          <table:table-cell table:style-name="ce6" office:value-type="float" office:value="1.7815" calcext:value-type="float">
            <text:p>1.782</text:p>
          </table:table-cell>
          <table:table-cell table:style-name="ce4" office:value-type="float" office:value="1.2237" calcext:value-type="float">
            <text:p>1.224</text:p>
          </table:table-cell>
          <table:table-cell table:style-name="ce4" office:value-type="float" office:value="3.0133" calcext:value-type="float">
            <text:p>3.013</text:p>
          </table:table-cell>
          <table:table-cell table:style-name="ce6" table:formula="of:=(10^([.$M7]*(1 - (1/(1 + [.$AN7]/100)))) - 1) * 100" office:value-type="float" office:value="-2.81248393276868" calcext:value-type="float">
            <text:p>-2.812</text:p>
          </table:table-cell>
          <table:table-cell table:style-name="ce4" table:formula="of:=(10^([.$M7]*(1 - (1/(1 + [.$AO7]/100)))) - 1) * 100" office:value-type="float" office:value="-4.77243459067278" calcext:value-type="float">
            <text:p>-4.772</text:p>
          </table:table-cell>
          <table:table-cell table:style-name="ce4" table:formula="of:=(10^([.$M7]*(1 - (1/(1 + [.$AP7]/100)))) - 1) * 100" office:value-type="float" office:value="-0.96437185188607" calcext:value-type="float">
            <text:p>-0.964</text:p>
          </table:table-cell>
          <table:table-cell table:style-name="ce6" table:formula="of:=1/[.AB7]" office:value-type="float" office:value="0.561324726354196" calcext:value-type="float">
            <text:p>0.561</text:p>
          </table:table-cell>
          <table:table-cell table:style-name="ce4" table:formula="of:=1/[.AD7]" office:value-type="float" office:value="0.331862078120333" calcext:value-type="float">
            <text:p>0.332</text:p>
          </table:table-cell>
          <table:table-cell table:style-name="ce4" table:formula="of:=1/[.AC7]" office:value-type="float" office:value="0.817193756639699" calcext:value-type="float">
            <text:p>0.817</text:p>
          </table:table-cell>
          <table:table-cell table:style-name="ce6" table:formula="of:=-[.AE7]" office:value-type="float" office:value="2.81248393276868" calcext:value-type="float">
            <text:p>2.812</text:p>
          </table:table-cell>
          <table:table-cell table:style-name="ce4" table:formula="of:=-[.AG7]" office:value-type="float" office:value="0.96437185188607" calcext:value-type="float">
            <text:p>0.964</text:p>
          </table:table-cell>
          <table:table-cell table:style-name="ce4" table:formula="of:=-[.AF7]" office:value-type="float" office:value="4.77243459067278" calcext:value-type="float">
            <text:p>4.772</text:p>
          </table:table-cell>
          <table:table-cell table:style-name="ce6" office:value-type="float" office:value="-1.97" calcext:value-type="float">
            <text:p>-1.970</text:p>
          </table:table-cell>
          <table:table-cell table:style-name="ce4" office:value-type="float" office:value="-3.33" calcext:value-type="float">
            <text:p>-3.330</text:p>
          </table:table-cell>
          <table:table-cell table:style-name="ce4" office:value-type="float" office:value="-0.678" calcext:value-type="float">
            <text:p>-0.678</text:p>
          </table:table-cell>
          <table:table-cell table:style-name="ce4"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0" office:value-type="string" calcext:value-type="string">
            <text:p>model</text:p>
          </table:table-cell>
          <table:table-cell table:style-name="ce5" office:value-type="string" calcext:value-type="string">
            <text:p>eval_disp</text:p>
          </table:table-cell>
          <table:table-cell table:style-name="ce20" office:value-type="string" calcext:value-type="string">
            <text:p>eval_disp_lower</text:p>
          </table:table-cell>
          <table:table-cell table:style-name="ce20" office:value-type="string" calcext:value-type="string">
            <text:p>eval_disp_upper</text:p>
          </table:table-cell>
          <table:table-cell table:style-name="ce20" office:value-type="string" calcext:value-type="string">
            <text:p>attr_disp</text:p>
          </table:table-cell>
          <table:table-cell table:style-name="ce20" office:value-type="string" calcext:value-type="string">
            <text:p>attr_disp_lower</text:p>
          </table:table-cell>
          <table:table-cell table:style-name="ce20" office:value-type="string" calcext:value-type="string">
            <text:p>attr_disp_upper</text:p>
          </table:table-cell>
          <table:table-cell table:style-name="ce20" office:value-type="string" calcext:value-type="string">
            <text:p>attr_trend</text:p>
          </table:table-cell>
          <table:table-cell table:style-name="ce20" office:value-type="string" calcext:value-type="string">
            <text:p>attr_trend_lower</text:p>
          </table:table-cell>
          <table:table-cell table:style-name="ce20" office:value-type="string" calcext:value-type="string">
            <text:p>attr_trend_upper</text:p>
          </table:table-cell>
          <table:table-cell table:style-name="ce20" office:value-type="string" calcext:value-type="string">
            <text:p>attr_value</text:p>
          </table:table-cell>
          <table:table-cell table:style-name="ce20" office:value-type="string" calcext:value-type="string">
            <text:p>attr_logvalue</text:p>
          </table:table-cell>
          <table:table-cell table:style-name="ce20" office:value-type="string" calcext:value-type="string">
            <text:p>attr_rp</text:p>
          </table:table-cell>
          <table:table-cell table:style-name="ce20" office:value-type="string" calcext:value-type="string">
            <text:p>attr_rp_hist</text:p>
          </table:table-cell>
          <table:table-cell table:style-name="ce20" office:value-type="string" calcext:value-type="string">
            <text:p>attr_pr</text:p>
          </table:table-cell>
          <table:table-cell table:style-name="ce20" office:value-type="string" calcext:value-type="string">
            <text:p>attr_pr_lower</text:p>
          </table:table-cell>
          <table:table-cell table:style-name="ce20" office:value-type="string" calcext:value-type="string">
            <text:p>attr_pr_upper</text:p>
          </table:table-cell>
          <table:table-cell table:style-name="ce20" office:value-type="string" calcext:value-type="string">
            <text:p>attr_dI</text:p>
          </table:table-cell>
          <table:table-cell table:style-name="ce20" office:value-type="string" calcext:value-type="string">
            <text:p>attr_dI_lower</text:p>
          </table:table-cell>
          <table:table-cell table:style-name="ce20" office:value-type="string" calcext:value-type="string">
            <text:p>attr_dI_upper</text:p>
          </table:table-cell>
          <table:table-cell table:style-name="ce20" office:value-type="string" calcext:value-type="string">
            <text:p>attr_dlogI</text:p>
          </table:table-cell>
          <table:table-cell table:style-name="ce20" office:value-type="string" calcext:value-type="string">
            <text:p>attr_dlogI_lower</text:p>
          </table:table-cell>
          <table:table-cell table:style-name="ce20" office:value-type="string" calcext:value-type="string">
            <text:p>attr_dlogI_upper</text:p>
          </table:table-cell>
          <table:table-cell table:style-name="ce20" office:value-type="string" calcext:value-type="string">
            <text:p>proj_trend</text:p>
          </table:table-cell>
          <table:table-cell table:style-name="ce20" office:value-type="string" calcext:value-type="string">
            <text:p>proj_trend_lower</text:p>
          </table:table-cell>
          <table:table-cell table:style-name="ce20" office:value-type="string" calcext:value-type="string">
            <text:p>proj_trend_upper</text:p>
          </table:table-cell>
          <table:table-cell table:style-name="ce20" office:value-type="string" calcext:value-type="string">
            <text:p>proj_pr</text:p>
          </table:table-cell>
          <table:table-cell table:style-name="ce20" office:value-type="string" calcext:value-type="string">
            <text:p>proj_pr_lower</text:p>
          </table:table-cell>
          <table:table-cell table:style-name="ce20" office:value-type="string" calcext:value-type="string">
            <text:p>proj_pr_upper</text:p>
          </table:table-cell>
          <table:table-cell table:style-name="ce20" office:value-type="string" calcext:value-type="string">
            <text:p>proj_dI</text:p>
          </table:table-cell>
          <table:table-cell table:style-name="ce20" office:value-type="string" calcext:value-type="string">
            <text:p>proj_dI_lower</text:p>
          </table:table-cell>
          <table:table-cell table:style-name="ce20" office:value-type="string" calcext:value-type="string">
            <text:p>proj_dI_upper</text:p>
          </table:table-cell>
          <table:table-cell table:style-name="ce20" office:value-type="string" calcext:value-type="string">
            <text:p>proj_pr_inv</text:p>
          </table:table-cell>
          <table:table-cell table:style-name="ce20" office:value-type="string" calcext:value-type="string">
            <text:p>proj_pr_lower_inv</text:p>
          </table:table-cell>
          <table:table-cell table:style-name="ce20" office:value-type="string" calcext:value-type="string">
            <text:p>proj_pr_upper_inv</text:p>
          </table:table-cell>
          <table:table-cell table:style-name="ce20" office:value-type="string" calcext:value-type="string">
            <text:p>proj_dI_inv</text:p>
          </table:table-cell>
          <table:table-cell table:style-name="ce20" office:value-type="string" calcext:value-type="string">
            <text:p>proj_dI_lower_inv</text:p>
          </table:table-cell>
          <table:table-cell table:style-name="ce20" office:value-type="string" calcext:value-type="string">
            <text:p>proj_dI_upper_inv</text:p>
          </table:table-cell>
          <table:table-cell table:style-name="ce20" office:value-type="string" calcext:value-type="string">
            <text:p>proj_dlogI</text:p>
          </table:table-cell>
          <table:table-cell table:style-name="ce20" office:value-type="string" calcext:value-type="string">
            <text:p>proj_dlogI_lower</text:p>
          </table:table-cell>
          <table:table-cell table:style-name="ce20" office:value-type="string" calcext:value-type="string">
            <text:p>proj_dlogI_upper</text:p>
          </table:table-cell>
          <table:table-cell table:style-name="ce1" table:number-columns-repeated="16342"/>
        </table:table-row>
        <table:table-row table:style-name="ro1">
          <table:table-cell table:style-name="ce30" office:value-type="string" calcext:value-type="string">
            <text:p>MRSO (R fit)</text:p>
          </table:table-cell>
          <table:table-cell table:style-name="ce23" office:value-type="string" calcext:value-type="string">
            <text:p>SAM-44_CCCma-CanESM2_rcp85_r1i1p1_SMHI-RCA4</text:p>
          </table:table-cell>
          <table:table-cell table:style-name="ce12" office:value-type="float" office:value="0.00409525668477655" calcext:value-type="float">
            <text:p>0.00410</text:p>
          </table:table-cell>
          <table:table-cell table:style-name="ce23" office:value-type="float" office:value="0.00315804191645284" calcext:value-type="float">
            <text:p>0.00316</text:p>
          </table:table-cell>
          <table:table-cell table:style-name="ce23" office:value-type="float" office:value="0.00486916125089793" calcext:value-type="float">
            <text:p>0.00487</text:p>
          </table:table-cell>
          <table:table-cell table:style-name="ce12" office:value-type="float" office:value="0.00408026252123317" calcext:value-type="float">
            <text:p>0.00408</text:p>
          </table:table-cell>
          <table:table-cell table:style-name="ce23" office:value-type="float" office:value="0.00332164254948479" calcext:value-type="float">
            <text:p>0.00332</text:p>
          </table:table-cell>
          <table:table-cell table:style-name="ce23" office:value-type="float" office:value="0.0046504527523738" calcext:value-type="float">
            <text:p>0.00465</text:p>
          </table:table-cell>
          <table:table-cell table:style-name="ce31" office:value-type="float" office:value="0.00222278828710131" calcext:value-type="float">
            <text:p>0.00222</text:p>
          </table:table-cell>
          <table:table-cell table:style-name="ce23" office:value-type="float" office:value="-0.00718650789121129" calcext:value-type="float">
            <text:p>-0.00719</text:p>
          </table:table-cell>
          <table:table-cell table:style-name="ce23" office:value-type="float" office:value="0.0109722172249044" calcext:value-type="float">
            <text:p>0.01097</text:p>
          </table:table-cell>
          <table:table-cell table:style-name="ce12" office:value-type="float" office:value="412.861255090843" calcext:value-type="float">
            <text:p>412.86126</text:p>
          </table:table-cell>
          <table:table-cell table:style-name="ce12" office:value-type="float" office:value="2.61580412847951" calcext:value-type="float">
            <text:p>2.61580</text:p>
          </table:table-cell>
          <table:table-cell table:style-name="ce23" office:value-type="float" office:value="20" calcext:value-type="float">
            <text:p>20.00000</text:p>
          </table:table-cell>
          <table:table-cell table:style-name="ce23" office:value-type="float" office:value="16.1146707107596" calcext:value-type="float">
            <text:p>16.11467</text:p>
          </table:table-cell>
          <table:table-cell table:style-name="ce23" office:value-type="float" office:value="0.805733535538004" calcext:value-type="float">
            <text:p>0.80573</text:p>
          </table:table-cell>
          <table:table-cell table:style-name="ce23" office:value-type="float" office:value="0.370140557258983" calcext:value-type="float">
            <text:p>0.37014</text:p>
          </table:table-cell>
          <table:table-cell table:style-name="ce23" office:value-type="float" office:value="2.28626457748484" calcext:value-type="float">
            <text:p>2.28626</text:p>
          </table:table-cell>
          <table:table-cell table:style-name="ce23" office:value-type="float" office:value="0.265237292730544" calcext:value-type="float">
            <text:p>0.26524</text:p>
          </table:table-cell>
          <table:table-cell table:style-name="ce23" office:value-type="float" office:value="-0.854300103229531" calcext:value-type="float">
            <text:p>-0.85430</text:p>
          </table:table-cell>
          <table:table-cell table:style-name="ce23" office:value-type="float" office:value="1.31431520379237" calcext:value-type="float">
            <text:p>1.31432</text:p>
          </table:table-cell>
          <table:table-cell table:style-name="ce12" office:value-type="float" office:value="0.0439976412478415" calcext:value-type="float">
            <text:p>0.04400</text:p>
          </table:table-cell>
          <table:table-cell table:style-name="ce23" office:value-type="float" office:value="-0.14235164555154" calcext:value-type="float">
            <text:p>-0.14235</text:p>
          </table:table-cell>
          <table:table-cell table:style-name="ce23" office:value-type="float" office:value="0.216988157668022" calcext:value-type="float">
            <text:p>0.21699</text:p>
          </table:table-cell>
          <table:table-cell table:style-name="ce23" office:value-type="float" office:value="-0.000281478831668498" calcext:value-type="float">
            <text:p>-0.00028</text:p>
          </table:table-cell>
          <table:table-cell table:style-name="ce23" office:value-type="float" office:value="-0.00482995527222826" calcext:value-type="float">
            <text:p>-0.00483</text:p>
          </table:table-cell>
          <table:table-cell table:style-name="ce23" office:value-type="float" office:value="0.00442263136454185" calcext:value-type="float">
            <text:p>0.00442</text:p>
          </table:table-cell>
          <table:table-cell table:style-name="ce34" office:value-type="float" office:value="0.981476941687256" calcext:value-type="float">
            <text:p>0.98148</text:p>
          </table:table-cell>
          <table:table-cell table:style-name="ce23" office:value-type="float" office:value="0.73743852762062" calcext:value-type="float">
            <text:p>0.73744</text:p>
          </table:table-cell>
          <table:table-cell table:style-name="ce23" office:value-type="float" office:value="1.43059464475885" calcext:value-type="float">
            <text:p>1.43059</text:p>
          </table:table-cell>
          <table:table-cell table:style-name="ce23" office:value-type="float" office:value="0.0223747884128363" calcext:value-type="float">
            <text:p>0.02237</text:p>
          </table:table-cell>
          <table:table-cell table:style-name="ce23" office:value-type="float" office:value="-0.351229471540956" calcext:value-type="float">
            <text:p>-0.35123</text:p>
          </table:table-cell>
          <table:table-cell table:style-name="ce23" office:value-type="float" office:value="0.384651628418849" calcext:value-type="float">
            <text:p>0.38465</text:p>
          </table:table-cell>
          <table:table-cell table:style-name="ce23" office:value-type="float" office:value="1.01887263727348" calcext:value-type="float">
            <text:p>1.01887</text:p>
          </table:table-cell>
          <table:table-cell table:style-name="ce23" office:value-type="float" office:value="0.699010026119989" calcext:value-type="float">
            <text:p>0.69901</text:p>
          </table:table-cell>
          <table:table-cell table:style-name="ce23" office:value-type="float" office:value="1.35604523298579" calcext:value-type="float">
            <text:p>1.35605</text:p>
          </table:table-cell>
          <table:table-cell table:style-name="ce23" office:value-type="float" office:value="-0.0223747884128363" calcext:value-type="float">
            <text:p>-0.02237</text:p>
          </table:table-cell>
          <table:table-cell table:style-name="ce23" office:value-type="float" office:value="-0.384651628418849" calcext:value-type="float">
            <text:p>-0.38465</text:p>
          </table:table-cell>
          <table:table-cell table:style-name="ce23" office:value-type="float" office:value="0.351229471540956" calcext:value-type="float">
            <text:p>0.35123</text:p>
          </table:table-cell>
          <table:table-cell table:style-name="ce23" office:value-type="float" office:value="0.00371571504305667" calcext:value-type="float">
            <text:p>0.00372</text:p>
          </table:table-cell>
          <table:table-cell table:style-name="ce23" office:value-type="float" office:value="-0.0583472529097335" calcext:value-type="float">
            <text:p>-0.05835</text:p>
          </table:table-cell>
          <table:table-cell table:style-name="ce23" office:value-type="float" office:value="0.063787840433135" calcext:value-type="float">
            <text:p>0.06379</text:p>
          </table:table-cell>
          <table:table-cell table:style-name="ce30" table:number-columns-repeated="16342"/>
        </table:table-row>
        <table:table-row table:style-name="ro1">
          <table:table-cell table:style-name="ce30" office:value-type="string" calcext:value-type="string">
            <text:p>MRSO (CX)</text:p>
          </table:table-cell>
          <table:table-cell table:style-name="ce30" office:value-type="string" calcext:value-type="string">
            <text:p>Scale fit</text:p>
          </table:table-cell>
          <table:table-cell table:style-name="ce12" office:value-type="float" office:value="0.004" calcext:value-type="float">
            <text:p>0.00400</text:p>
          </table:table-cell>
          <table:table-cell table:style-name="ce30" table:number-columns-repeated="2"/>
          <table:table-cell table:style-name="ce12" office:value-type="float" office:value="-0.004" calcext:value-type="float">
            <text:p>-0.00400</text:p>
          </table:table-cell>
          <table:table-cell table:style-name="ce30" table:number-columns-repeated="2"/>
          <table:table-cell table:style-name="ce31" office:value-type="float" office:value="0.001" calcext:value-type="float">
            <text:p>0.00100</text:p>
          </table:table-cell>
          <table:table-cell table:style-name="ce30" table:number-columns-repeated="2"/>
          <table:table-cell table:style-name="ce6" table:formula="of:=10^[.M11]" office:value-type="float" office:value="412.57223711672" calcext:value-type="float">
            <text:p>412.572</text:p>
          </table:table-cell>
          <table:table-cell table:style-name="ce12" office:value-type="float" office:value="2.6155" calcext:value-type="float">
            <text:p>2.61550</text:p>
          </table:table-cell>
          <table:table-cell table:style-name="ce30"/>
          <table:table-cell table:style-name="ce30" office:value-type="float" office:value="16.511" calcext:value-type="float">
            <text:p>16.51100</text:p>
          </table:table-cell>
          <table:table-cell table:style-name="ce30" table:number-columns-repeated="3"/>
          <table:table-cell table:style-name="ce31" table:formula="of:=(10^([.$M11]*(1 - (1/(1 + [.$V11]/100)))) - 1) * 100" office:value-type="float" office:value="0.235058305832192" calcext:value-type="float">
            <text:p>0.23506</text:p>
          </table:table-cell>
          <table:table-cell table:style-name="ce30" table:number-columns-repeated="2"/>
          <table:table-cell table:style-name="ce12" office:value-type="float" office:value="0.039" calcext:value-type="float">
            <text:p>0.03900</text:p>
          </table:table-cell>
          <table:table-cell table:style-name="ce30" table:number-columns-repeated="2"/>
          <table:table-cell table:style-name="ce30" office:value-type="float" office:value="0" calcext:value-type="float">
            <text:p>0.00000</text:p>
          </table:table-cell>
          <table:table-cell table:style-name="ce30" table:number-columns-repeated="2"/>
          <table:table-cell table:style-name="ce34" office:value-type="float" office:value="1.0786" calcext:value-type="float">
            <text:p>1.07860</text:p>
          </table:table-cell>
          <table:table-cell table:style-name="ce30" table:number-columns-repeated="2"/>
          <table:table-cell table:style-name="ce36" table:formula="of:=(10^([.$M11]*(1 - (1/(1 + [.$AN11]/100)))) - 1) * 100" office:value-type="float" office:value="-0.0782708785924347" calcext:value-type="float">
            <text:p>-0.078</text:p>
          </table:table-cell>
          <table:table-cell table:style-name="ce30" table:number-columns-repeated="8"/>
          <table:table-cell table:style-name="ce34" office:value-type="float" office:value="-0.013" calcext:value-type="float">
            <text:p>-0.01300</text:p>
          </table:table-cell>
          <table:table-cell table:style-name="ce30"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0" office:value-type="string" calcext:value-type="string">
            <text:p>model</text:p>
          </table:table-cell>
          <table:table-cell table:style-name="ce20" office:value-type="string" calcext:value-type="string">
            <text:p>eval_disp</text:p>
          </table:table-cell>
          <table:table-cell table:style-name="ce20" office:value-type="string" calcext:value-type="string">
            <text:p>eval_disp_lower</text:p>
          </table:table-cell>
          <table:table-cell table:style-name="ce20" office:value-type="string" calcext:value-type="string">
            <text:p>eval_disp_upper</text:p>
          </table:table-cell>
          <table:table-cell table:style-name="ce20" office:value-type="string" calcext:value-type="string">
            <text:p>attr_disp</text:p>
          </table:table-cell>
          <table:table-cell table:style-name="ce20" office:value-type="string" calcext:value-type="string">
            <text:p>attr_disp_lower</text:p>
          </table:table-cell>
          <table:table-cell table:style-name="ce20" office:value-type="string" calcext:value-type="string">
            <text:p>attr_disp_upper</text:p>
          </table:table-cell>
          <table:table-cell table:style-name="ce20" office:value-type="string" calcext:value-type="string">
            <text:p>attr_trend</text:p>
          </table:table-cell>
          <table:table-cell table:style-name="ce20" office:value-type="string" calcext:value-type="string">
            <text:p>attr_trend_lower</text:p>
          </table:table-cell>
          <table:table-cell table:style-name="ce20" office:value-type="string" calcext:value-type="string">
            <text:p>attr_trend_upper</text:p>
          </table:table-cell>
          <table:table-cell table:style-name="ce20" office:value-type="string" calcext:value-type="string">
            <text:p>attr_value</text:p>
          </table:table-cell>
          <table:table-cell table:style-name="ce20" office:value-type="string" calcext:value-type="string">
            <text:p>attr_logvalue</text:p>
          </table:table-cell>
          <table:table-cell table:style-name="ce20" office:value-type="string" calcext:value-type="string">
            <text:p>attr_rp</text:p>
          </table:table-cell>
          <table:table-cell table:style-name="ce20" office:value-type="string" calcext:value-type="string">
            <text:p>attr_rp_hist</text:p>
          </table:table-cell>
          <table:table-cell table:style-name="ce20" office:value-type="string" calcext:value-type="string">
            <text:p>attr_pr</text:p>
          </table:table-cell>
          <table:table-cell table:style-name="ce20" office:value-type="string" calcext:value-type="string">
            <text:p>attr_pr_lower</text:p>
          </table:table-cell>
          <table:table-cell table:style-name="ce20" office:value-type="string" calcext:value-type="string">
            <text:p>attr_pr_upper</text:p>
          </table:table-cell>
          <table:table-cell table:style-name="ce20" office:value-type="string" calcext:value-type="string">
            <text:p>attr_dI</text:p>
          </table:table-cell>
          <table:table-cell table:style-name="ce20" office:value-type="string" calcext:value-type="string">
            <text:p>attr_dI_lower</text:p>
          </table:table-cell>
          <table:table-cell table:style-name="ce20" office:value-type="string" calcext:value-type="string">
            <text:p>attr_dI_upper</text:p>
          </table:table-cell>
          <table:table-cell table:style-name="ce20" office:value-type="string" calcext:value-type="string">
            <text:p>attr_dlogI</text:p>
          </table:table-cell>
          <table:table-cell table:style-name="ce20" office:value-type="string" calcext:value-type="string">
            <text:p>attr_dlogI_lower</text:p>
          </table:table-cell>
          <table:table-cell table:style-name="ce20" office:value-type="string" calcext:value-type="string">
            <text:p>attr_dlogI_upper</text:p>
          </table:table-cell>
          <table:table-cell table:style-name="ce20" office:value-type="string" calcext:value-type="string">
            <text:p>proj_trend</text:p>
          </table:table-cell>
          <table:table-cell table:style-name="ce20" office:value-type="string" calcext:value-type="string">
            <text:p>proj_trend_lower</text:p>
          </table:table-cell>
          <table:table-cell table:style-name="ce20" office:value-type="string" calcext:value-type="string">
            <text:p>proj_trend_upper</text:p>
          </table:table-cell>
          <table:table-cell table:style-name="ce20" office:value-type="string" calcext:value-type="string">
            <text:p>proj_pr</text:p>
          </table:table-cell>
          <table:table-cell table:style-name="ce20" office:value-type="string" calcext:value-type="string">
            <text:p>proj_pr_lower</text:p>
          </table:table-cell>
          <table:table-cell table:style-name="ce20" office:value-type="string" calcext:value-type="string">
            <text:p>proj_pr_upper</text:p>
          </table:table-cell>
          <table:table-cell table:style-name="ce20" office:value-type="string" calcext:value-type="string">
            <text:p>proj_dI</text:p>
          </table:table-cell>
          <table:table-cell table:style-name="ce20" office:value-type="string" calcext:value-type="string">
            <text:p>proj_dI_lower</text:p>
          </table:table-cell>
          <table:table-cell table:style-name="ce20" office:value-type="string" calcext:value-type="string">
            <text:p>proj_dI_upper</text:p>
          </table:table-cell>
          <table:table-cell table:style-name="ce20" office:value-type="string" calcext:value-type="string">
            <text:p>proj_pr_inv</text:p>
          </table:table-cell>
          <table:table-cell table:style-name="ce20" office:value-type="string" calcext:value-type="string">
            <text:p>proj_pr_lower_inv</text:p>
          </table:table-cell>
          <table:table-cell table:style-name="ce20" office:value-type="string" calcext:value-type="string">
            <text:p>proj_pr_upper_inv</text:p>
          </table:table-cell>
          <table:table-cell table:style-name="ce20" office:value-type="string" calcext:value-type="string">
            <text:p>proj_dI_inv</text:p>
          </table:table-cell>
          <table:table-cell table:style-name="ce20" office:value-type="string" calcext:value-type="string">
            <text:p>proj_dI_lower_inv</text:p>
          </table:table-cell>
          <table:table-cell table:style-name="ce20" office:value-type="string" calcext:value-type="string">
            <text:p>proj_dI_upper_inv</text:p>
          </table:table-cell>
          <table:table-cell table:style-name="ce20" office:value-type="string" calcext:value-type="string">
            <text:p>proj_dlogI</text:p>
          </table:table-cell>
          <table:table-cell table:style-name="ce20" office:value-type="string" calcext:value-type="string">
            <text:p>proj_dlogI_lower</text:p>
          </table:table-cell>
          <table:table-cell table:style-name="ce20" office:value-type="string" calcext:value-type="string">
            <text:p>proj_dlogI_upper</text:p>
          </table:table-cell>
          <table:table-cell table:style-name="ce1" table:number-columns-repeated="16342"/>
        </table:table-row>
        <table:table-row table:style-name="ro1">
          <table:table-cell table:style-name="ce4" office:value-type="string" calcext:value-type="string">
            <text:p>PR (R fit)</text:p>
          </table:table-cell>
          <table:table-cell table:style-name="ce2" office:value-type="string" calcext:value-type="string">
            <text:p>prlog.ACCESS-CM2_r1i1p1f1.hssp585</text:p>
          </table:table-cell>
          <table:table-cell table:style-name="ce6" office:value-type="float" office:value="0.0851465320208828" calcext:value-type="float">
            <text:p>0.085</text:p>
          </table:table-cell>
          <table:table-cell table:style-name="ce2" office:value-type="float" office:value="0.0658556844201268" calcext:value-type="float">
            <text:p>0.066</text:p>
          </table:table-cell>
          <table:table-cell table:style-name="ce2" office:value-type="float" office:value="0.0996260500230413" calcext:value-type="float">
            <text:p>0.100</text:p>
          </table:table-cell>
          <table:table-cell table:style-name="ce6" office:value-type="float" office:value="0.0785993497600608" calcext:value-type="float">
            <text:p>0.079</text:p>
          </table:table-cell>
          <table:table-cell table:style-name="ce2" office:value-type="float" office:value="0.0674959762779874" calcext:value-type="float">
            <text:p>0.067</text:p>
          </table:table-cell>
          <table:table-cell table:style-name="ce2" office:value-type="float" office:value="0.0891663304093782" calcext:value-type="float">
            <text:p>0.089</text:p>
          </table:table-cell>
          <table:table-cell table:style-name="ce2" office:value-type="float" office:value="0.000505576167819402" calcext:value-type="float">
            <text:p>0.001</text:p>
          </table:table-cell>
          <table:table-cell table:style-name="ce2" office:value-type="float" office:value="-0.0433256111723314" calcext:value-type="float">
            <text:p>-0.043</text:p>
          </table:table-cell>
          <table:table-cell table:style-name="ce2" office:value-type="float" office:value="0.0432560559862226" calcext:value-type="float">
            <text:p>0.043</text:p>
          </table:table-cell>
          <table:table-cell table:style-name="ce6" office:value-type="float" office:value="2.58832291666977" calcext:value-type="float">
            <text:p>2.588</text:p>
          </table:table-cell>
          <table:table-cell table:style-name="ce6" office:value-type="float" office:value="0.41301845753734" calcext:value-type="float">
            <text:p>0.413</text:p>
          </table:table-cell>
          <table:table-cell table:style-name="ce2" office:value-type="float" office:value="20" calcext:value-type="float">
            <text:p>20.000</text:p>
          </table:table-cell>
          <table:table-cell table:style-name="ce6" office:value-type="float" office:value="19.7480035919803" calcext:value-type="float">
            <text:p>19.748</text:p>
          </table:table-cell>
          <table:table-cell table:style-name="ce6" office:value-type="float" office:value="0.987400179599019" calcext:value-type="float">
            <text:p>0.987</text:p>
          </table:table-cell>
          <table:table-cell table:style-name="ce2" office:value-type="float" office:value="0.365718608177421" calcext:value-type="float">
            <text:p>0.366</text:p>
          </table:table-cell>
          <table:table-cell table:style-name="ce2" office:value-type="float" office:value="3.486484863541" calcext:value-type="float">
            <text:p>3.486</text:p>
          </table:table-cell>
          <table:table-cell table:style-name="ce2" office:value-type="float" office:value="0.052824581976297" calcext:value-type="float">
            <text:p>0.053</text:p>
          </table:table-cell>
          <table:table-cell table:style-name="ce2" office:value-type="float" office:value="-4.53006352115103" calcext:value-type="float">
            <text:p>-4.530</text:p>
          </table:table-cell>
          <table:table-cell table:style-name="ce2" office:value-type="float" office:value="4.53657330914953" calcext:value-type="float">
            <text:p>4.537</text:p>
          </table:table-cell>
          <table:table-cell table:style-name="ce6" office:value-type="float" office:value="0.0555619492463914" calcext:value-type="float">
            <text:p>0.056</text:p>
          </table:table-cell>
          <table:table-cell table:style-name="ce2" office:value-type="float" office:value="-4.89330385444203" calcext:value-type="float">
            <text:p>-4.893</text:p>
          </table:table-cell>
          <table:table-cell table:style-name="ce2" office:value-type="float" office:value="4.65062705575357" calcext:value-type="float">
            <text:p>4.651</text:p>
          </table:table-cell>
          <table:table-cell table:style-name="ce2" office:value-type="float" office:value="-0.00311357856670702" calcext:value-type="float">
            <text:p>-0.003</text:p>
          </table:table-cell>
          <table:table-cell table:style-name="ce2" office:value-type="float" office:value="-0.0231081794037241" calcext:value-type="float">
            <text:p>-0.023</text:p>
          </table:table-cell>
          <table:table-cell table:style-name="ce2" office:value-type="float" office:value="0.0145986718745318" calcext:value-type="float">
            <text:p>0.015</text:p>
          </table:table-cell>
          <table:table-cell table:style-name="ce6" office:value-type="float" office:value="0.949369607490466" calcext:value-type="float">
            <text:p>0.949</text:p>
          </table:table-cell>
          <table:table-cell table:style-name="ce2" office:value-type="float" office:value="0.692732609427688" calcext:value-type="float">
            <text:p>0.693</text:p>
          </table:table-cell>
          <table:table-cell table:style-name="ce2" office:value-type="float" office:value="1.29027961993097" calcext:value-type="float">
            <text:p>1.290</text:p>
          </table:table-cell>
          <table:table-cell table:style-name="ce6" office:value-type="float" office:value="0.217147908887812" calcext:value-type="float">
            <text:p>0.217</text:p>
          </table:table-cell>
          <table:table-cell table:style-name="ce2" office:value-type="float" office:value="-1.01190521156525" calcext:value-type="float">
            <text:p>-1.012</text:p>
          </table:table-cell>
          <table:table-cell table:style-name="ce2" office:value-type="float" office:value="1.61058070342063" calcext:value-type="float">
            <text:p>1.611</text:p>
          </table:table-cell>
          <table:table-cell table:style-name="ce6" office:value-type="float" office:value="1.05333053861222" calcext:value-type="float">
            <text:p>1.053</text:p>
          </table:table-cell>
          <table:table-cell table:style-name="ce2" office:value-type="float" office:value="0.775025804138098" calcext:value-type="float">
            <text:p>0.775</text:p>
          </table:table-cell>
          <table:table-cell table:style-name="ce2" office:value-type="float" office:value="1.44355843277851" calcext:value-type="float">
            <text:p>1.444</text:p>
          </table:table-cell>
          <table:table-cell table:style-name="ce6" office:value-type="float" office:value="-0.217147908887812" calcext:value-type="float">
            <text:p>-0.217</text:p>
          </table:table-cell>
          <table:table-cell table:style-name="ce2" office:value-type="float" office:value="-1.61058070342063" calcext:value-type="float">
            <text:p>-1.611</text:p>
          </table:table-cell>
          <table:table-cell table:style-name="ce2" office:value-type="float" office:value="1.01190521156525" calcext:value-type="float">
            <text:p>1.012</text:p>
          </table:table-cell>
          <table:table-cell table:style-name="ce6" office:value-type="float" office:value="0.229423603979916" calcext:value-type="float">
            <text:p>0.229</text:p>
          </table:table-cell>
          <table:table-cell table:style-name="ce2" office:value-type="float" office:value="-1.0569715419926" calcext:value-type="float">
            <text:p>-1.057</text:p>
          </table:table-cell>
          <table:table-cell table:style-name="ce2" office:value-type="float" office:value="1.73609690989983" calcext:value-type="float">
            <text:p>1.736</text:p>
          </table:table-cell>
          <table:table-cell table:style-name="ce4" table:number-columns-repeated="16342"/>
        </table:table-row>
        <table:table-row table:style-name="ro1">
          <table:table-cell table:style-name="ce2" office:value-type="string" calcext:value-type="string">
            <text:p>PR (CX)</text:p>
          </table:table-cell>
          <table:table-cell table:style-name="ce4" office:value-type="string" calcext:value-type="string">
            <text:p>RV – projections use future RL20, not present RL20</text:p>
          </table:table-cell>
          <table:table-cell table:style-name="ce6" office:value-type="float" office:value="-0.0852" calcext:value-type="float">
            <text:p>-0.085</text:p>
          </table:table-cell>
          <table:table-cell table:style-name="ce4" office:value-type="float" office:value="-0.1012" calcext:value-type="float">
            <text:p>-0.101</text:p>
          </table:table-cell>
          <table:table-cell table:style-name="ce4" office:value-type="float" office:value="-0.0644" calcext:value-type="float">
            <text:p>-0.064</text:p>
          </table:table-cell>
          <table:table-cell table:style-name="ce6"/>
          <table:table-cell table:style-name="ce4" table:number-columns-repeated="5"/>
          <table:table-cell table:style-name="ce6" office:value-type="float" office:value="2.58832291666977" calcext:value-type="float">
            <text:p>2.588</text:p>
          </table:table-cell>
          <table:table-cell table:style-name="ce6" office:value-type="float" office:value="0.41301845753734" calcext:value-type="float">
            <text:p>0.413</text:p>
          </table:table-cell>
          <table:table-cell table:style-name="ce4"/>
          <table:table-cell table:style-name="ce6"/>
          <table:table-cell table:style-name="ce6" office:value-type="float" office:value="0.99" calcext:value-type="float">
            <text:p>0.990</text:p>
          </table:table-cell>
          <table:table-cell table:style-name="ce4" office:value-type="float" office:value="0.231" calcext:value-type="float">
            <text:p>0.231</text:p>
          </table:table-cell>
          <table:table-cell office:value-type="float" office:value="3.546" calcext:value-type="float">
            <text:p>3.546</text:p>
          </table:table-cell>
          <table:table-cell table:style-name="ce9" table:formula="of:=(10^([.$M15]*(1 - (1/(1 + [.$V15]/100)))) - 1) * 100" office:value-type="float" office:value="0.0380324261539666" calcext:value-type="float">
            <text:p>0.038</text:p>
          </table:table-cell>
          <table:table-cell table:style-name="ce4" table:number-columns-repeated="2"/>
          <table:table-cell table:style-name="ce6" office:value-type="float" office:value="0.04" calcext:value-type="float">
            <text:p>0.040</text:p>
          </table:table-cell>
          <table:table-cell table:style-name="ce4" table:number-columns-repeated="5"/>
          <table:table-cell table:style-name="ce45" office:value-type="float" office:value="0.978" calcext:value-type="float">
            <text:p>0.978</text:p>
          </table:table-cell>
          <table:table-cell table:style-name="ce4" office:value-type="float" office:value="0.864" calcext:value-type="float">
            <text:p>0.864</text:p>
          </table:table-cell>
          <table:table-cell table:style-name="ce4" office:value-type="float" office:value="1.101" calcext:value-type="float">
            <text:p>1.101</text:p>
          </table:table-cell>
          <table:table-cell table:style-name="ce48" table:formula="of:=(10^([.$M15]*(1 - (1/(1 + [.$AN15]/100)))) - 1) * 100" office:value-type="float" office:value="0.0950511533411191" calcext:value-type="float">
            <text:p>0.095</text:p>
          </table:table-cell>
          <table:table-cell table:style-name="ce4" table:number-columns-repeated="2"/>
          <table:table-cell table:style-name="ce36" table:formula="of:=1/[.AB15]" office:value-type="float" office:value="1.02249488752556" calcext:value-type="float">
            <text:p>1.022</text:p>
          </table:table-cell>
          <table:table-cell table:style-name="ce4" table:number-columns-repeated="2"/>
          <table:table-cell table:style-name="ce36" table:formula="of:=-[.AE15]" office:value-type="float" office:value="-0.0950511533411191" calcext:value-type="float">
            <text:p>-0.095</text:p>
          </table:table-cell>
          <table:table-cell table:style-name="ce4" table:number-columns-repeated="2"/>
          <table:table-cell table:style-name="ce36" office:value-type="float" office:value="0.1" calcext:value-type="float">
            <text:p>0.100</text:p>
          </table:table-cell>
          <table:table-cell table:style-name="ce4" office:value-type="float" office:value="-0.43" calcext:value-type="float">
            <text:p>-0.430</text:p>
          </table:table-cell>
          <table:table-cell table:style-name="ce4" office:value-type="float" office:value="0.61" calcext:value-type="float">
            <text:p>0.610</text:p>
          </table:table-cell>
          <table:table-cell table:style-name="ce4" table:number-columns-repeated="16342"/>
        </table:table-row>
        <table:table-row table:style-name="ro1">
          <table:table-cell table:style-name="ce2" office:value-type="string" calcext:value-type="string">
            <text:p>PR (CX)</text:p>
          </table:table-cell>
          <table:table-cell office:value-type="string" calcext:value-type="string">
            <text:p>Manual check</text:p>
          </table:table-cell>
          <table:table-cell table:style-name="ce7" office:value-type="float" office:value="-0.085" calcext:value-type="float">
            <text:p>-0.085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63" calcext:value-type="float">
            <text:p>-0.063</text:p>
          </table:table-cell>
          <table:table-cell table:style-name="ce7" office:value-type="float" office:value="-0.079" calcext:value-type="float">
            <text:p>-0.079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67" calcext:value-type="float">
            <text:p>-0.067</text:p>
          </table:table-cell>
          <table:table-cell office:value-type="float" office:value="0" calcext:value-type="float">
            <text:p>0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21" calcext:value-type="float">
            <text:p>0.021</text:p>
          </table:table-cell>
          <table:table-cell table:style-name="ce6" table:formula="of:=10^[.M16]" office:value-type="float" office:value="2.58791495328169" calcext:value-type="float">
            <text:p>2.588</text:p>
          </table:table-cell>
          <table:table-cell table:style-name="ce7" office:value-type="float" office:value="0.41295" calcext:value-type="float">
            <text:p>0.41295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9.799" calcext:value-type="float">
            <text:p>19.799</text:p>
          </table:table-cell>
          <table:table-cell table:style-name="ce6" office:value-type="float" office:value="0.98996" calcext:value-type="float">
            <text:p>0.990</text:p>
          </table:table-cell>
          <table:table-cell office:value-type="float" office:value="0.24567" calcext:value-type="float">
            <text:p>0.24567</text:p>
          </table:table-cell>
          <table:table-cell office:value-type="float" office:value="3.6439" calcext:value-type="float">
            <text:p>3.644</text:p>
          </table:table-cell>
          <table:table-cell table:style-name="ce9" table:formula="of:=(10^([.$M16]*(1 - (1/(1 + [.$V16]/100)))) - 1) * 100" office:value-type="float" office:value="0.0418278556231222" calcext:value-type="float">
            <text:p>0.042</text:p>
          </table:table-cell>
          <table:table-cell table:number-columns-repeated="2"/>
          <table:table-cell table:style-name="ce7" office:value-type="float" office:value="0.044" calcext:value-type="float">
            <text:p>0.044</text:p>
          </table:table-cell>
          <table:table-cell table:number-columns-repeated="5"/>
          <table:table-cell table:style-name="ce6" office:value-type="float" office:value="0.94879" calcext:value-type="float">
            <text:p>0.949</text:p>
          </table:table-cell>
          <table:table-cell table:style-name="ce4" office:value-type="float" office:value="0.71106" calcext:value-type="float">
            <text:p>0.711</text:p>
          </table:table-cell>
          <table:table-cell office:value-type="float" office:value="1.3464" calcext:value-type="float">
            <text:p>1.3464</text:p>
          </table:table-cell>
          <table:table-cell table:style-name="ce6" table:formula="of:=(10^([.$M16]*(1 - (1/(1 + [.$AN16]/100)))) - 1) * 100" office:value-type="float" office:value="0.220329550635068" calcext:value-type="float">
            <text:p>0.220</text:p>
          </table:table-cell>
          <table:table-cell table:number-columns-repeated="2"/>
          <table:table-cell table:style-name="ce6" table:formula="of:=1/[.AB16]" office:value-type="float" office:value="1.05397400900094" calcext:value-type="float">
            <text:p>1.054</text:p>
          </table:table-cell>
          <table:table-cell table:number-columns-repeated="2"/>
          <table:table-cell table:style-name="ce6" table:formula="of:=-[.AE16]" office:value-type="float" office:value="-0.220329550635068" calcext:value-type="float">
            <text:p>-0.220</text:p>
          </table:table-cell>
          <table:table-cell table:number-columns-repeated="2"/>
          <table:table-cell table:style-name="ce7" office:value-type="float" office:value="0.232" calcext:value-type="float">
            <text:p>0.232</text:p>
          </table:table-cell>
          <table:table-cell office:value-type="float" office:value="-1.143" calcext:value-type="float">
            <text:p>-1.143</text:p>
          </table:table-cell>
          <table:table-cell office:value-type="float" office:value="1.557" calcext:value-type="float">
            <text:p>1.557</text:p>
          </table:table-cell>
          <table:table-cell table:number-columns-repeated="16342"/>
        </table:table-row>
        <table:table-row table:style-name="ro1">
          <table:table-cell table:style-name="ce2" office:value-type="string" calcext:value-type="string">
            <text:p>PR (CX)</text:p>
          </table:table-cell>
          <table:table-cell office:value-type="string" calcext:value-type="string">
            <text:p>Up to 2100</text:p>
          </table:table-cell>
          <table:table-cell table:number-columns-repeated="25"/>
          <table:table-cell office:value-type="float" office:value="1.0218" calcext:value-type="float">
            <text:p>1.0218</text:p>
          </table:table-cell>
          <table:table-cell table:number-columns-repeated="2"/>
          <table:table-cell office:value-type="float" office:value="-0.095" calcext:value-type="float">
            <text:p>-0.095</text:p>
          </table:table-cell>
          <table:table-cell table:number-columns-repeated="2"/>
          <table:table-cell table:style-name="ce45" table:formula="of:=1/[.AB17]" office:value-type="float" office:value="0.978665100802505" calcext:value-type="float">
            <text:p>0.979</text:p>
          </table:table-cell>
          <table:table-cell table:number-columns-repeated="2"/>
          <table:table-cell table:style-name="ce48" table:formula="of:=-[.AE17]" office:value-type="float" office:value="0.095" calcext:value-type="float">
            <text:p>0.095</text:p>
          </table:table-cell>
          <table:table-cell table:number-columns-repeated="2"/>
          <table:table-cell office:value-type="float" office:value="-0.095" calcext:value-type="float">
            <text:p>-0.095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0" office:value-type="string" calcext:value-type="string">
            <text:p>model</text:p>
          </table:table-cell>
          <table:table-cell table:style-name="ce20" office:value-type="string" calcext:value-type="string">
            <text:p>eval_disp</text:p>
          </table:table-cell>
          <table:table-cell table:style-name="ce20" office:value-type="string" calcext:value-type="string">
            <text:p>eval_disp_lower</text:p>
          </table:table-cell>
          <table:table-cell table:style-name="ce20" office:value-type="string" calcext:value-type="string">
            <text:p>eval_disp_upper</text:p>
          </table:table-cell>
          <table:table-cell table:style-name="ce20" office:value-type="string" calcext:value-type="string">
            <text:p>attr_disp</text:p>
          </table:table-cell>
          <table:table-cell table:style-name="ce20" office:value-type="string" calcext:value-type="string">
            <text:p>attr_disp_lower</text:p>
          </table:table-cell>
          <table:table-cell table:style-name="ce20" office:value-type="string" calcext:value-type="string">
            <text:p>attr_disp_upper</text:p>
          </table:table-cell>
          <table:table-cell table:style-name="ce20" office:value-type="string" calcext:value-type="string">
            <text:p>attr_trend</text:p>
          </table:table-cell>
          <table:table-cell table:style-name="ce20" office:value-type="string" calcext:value-type="string">
            <text:p>attr_trend_lower</text:p>
          </table:table-cell>
          <table:table-cell table:style-name="ce20" office:value-type="string" calcext:value-type="string">
            <text:p>attr_trend_upper</text:p>
          </table:table-cell>
          <table:table-cell table:style-name="ce20" office:value-type="string" calcext:value-type="string">
            <text:p>attr_value</text:p>
          </table:table-cell>
          <table:table-cell table:style-name="ce20" office:value-type="string" calcext:value-type="string">
            <text:p>attr_logvalue</text:p>
          </table:table-cell>
          <table:table-cell table:style-name="ce20" office:value-type="string" calcext:value-type="string">
            <text:p>attr_rp</text:p>
          </table:table-cell>
          <table:table-cell table:style-name="ce20" office:value-type="string" calcext:value-type="string">
            <text:p>attr_rp_hist</text:p>
          </table:table-cell>
          <table:table-cell table:style-name="ce20" office:value-type="string" calcext:value-type="string">
            <text:p>attr_pr</text:p>
          </table:table-cell>
          <table:table-cell table:style-name="ce20" office:value-type="string" calcext:value-type="string">
            <text:p>attr_pr_lower</text:p>
          </table:table-cell>
          <table:table-cell table:style-name="ce20" office:value-type="string" calcext:value-type="string">
            <text:p>attr_pr_upper</text:p>
          </table:table-cell>
          <table:table-cell table:style-name="ce20" office:value-type="string" calcext:value-type="string">
            <text:p>attr_dI</text:p>
          </table:table-cell>
          <table:table-cell table:style-name="ce20" office:value-type="string" calcext:value-type="string">
            <text:p>attr_dI_lower</text:p>
          </table:table-cell>
          <table:table-cell table:style-name="ce20" office:value-type="string" calcext:value-type="string">
            <text:p>attr_dI_upper</text:p>
          </table:table-cell>
          <table:table-cell table:style-name="ce20" office:value-type="string" calcext:value-type="string">
            <text:p>attr_dlogI</text:p>
          </table:table-cell>
          <table:table-cell table:style-name="ce20" office:value-type="string" calcext:value-type="string">
            <text:p>attr_dlogI_lower</text:p>
          </table:table-cell>
          <table:table-cell table:style-name="ce20" office:value-type="string" calcext:value-type="string">
            <text:p>attr_dlogI_upper</text:p>
          </table:table-cell>
          <table:table-cell table:style-name="ce41" office:value-type="string" calcext:value-type="string">
            <text:p>proj_value</text:p>
          </table:table-cell>
          <table:table-cell table:style-name="ce20" office:value-type="string" calcext:value-type="string">
            <text:p>proj_trend</text:p>
          </table:table-cell>
          <table:table-cell table:style-name="ce20" office:value-type="string" calcext:value-type="string">
            <text:p>proj_trend_lower</text:p>
          </table:table-cell>
          <table:table-cell table:style-name="ce20" office:value-type="string" calcext:value-type="string">
            <text:p>proj_trend_upper</text:p>
          </table:table-cell>
          <table:table-cell table:style-name="ce20" office:value-type="string" calcext:value-type="string">
            <text:p>proj_pr</text:p>
          </table:table-cell>
          <table:table-cell table:style-name="ce20" office:value-type="string" calcext:value-type="string">
            <text:p>proj_pr_lower</text:p>
          </table:table-cell>
          <table:table-cell table:style-name="ce20" office:value-type="string" calcext:value-type="string">
            <text:p>proj_pr_upper</text:p>
          </table:table-cell>
          <table:table-cell table:style-name="ce20" office:value-type="string" calcext:value-type="string">
            <text:p>proj_dI</text:p>
          </table:table-cell>
          <table:table-cell table:style-name="ce20" office:value-type="string" calcext:value-type="string">
            <text:p>proj_dI_lower</text:p>
          </table:table-cell>
          <table:table-cell table:style-name="ce20" office:value-type="string" calcext:value-type="string">
            <text:p>proj_dI_upper</text:p>
          </table:table-cell>
          <table:table-cell table:style-name="ce20" office:value-type="string" calcext:value-type="string">
            <text:p>proj_pr_inv</text:p>
          </table:table-cell>
          <table:table-cell table:style-name="ce20" office:value-type="string" calcext:value-type="string">
            <text:p>proj_pr_lower_inv</text:p>
          </table:table-cell>
          <table:table-cell table:style-name="ce20" office:value-type="string" calcext:value-type="string">
            <text:p>proj_pr_upper_inv</text:p>
          </table:table-cell>
          <table:table-cell table:style-name="ce20" office:value-type="string" calcext:value-type="string">
            <text:p>proj_dI_inv</text:p>
          </table:table-cell>
          <table:table-cell table:style-name="ce20" office:value-type="string" calcext:value-type="string">
            <text:p>proj_dI_lower_inv</text:p>
          </table:table-cell>
          <table:table-cell table:style-name="ce20" office:value-type="string" calcext:value-type="string">
            <text:p>proj_dI_upper_inv</text:p>
          </table:table-cell>
          <table:table-cell table:style-name="ce20" office:value-type="string" calcext:value-type="string">
            <text:p>proj_dlogI</text:p>
          </table:table-cell>
          <table:table-cell table:style-name="ce20" office:value-type="string" calcext:value-type="string">
            <text:p>proj_dlogI_lower</text:p>
          </table:table-cell>
          <table:table-cell table:style-name="ce20" office:value-type="string" calcext:value-type="string">
            <text:p>proj_dlogI_upper</text:p>
          </table:table-cell>
          <table:table-cell table:style-name="ce1" table:number-columns-repeated="16341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FLOR precip, scale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7" calcext:value-type="float">
            <text:p>0.037</text:p>
          </table:table-cell>
          <table:table-cell table:style-name="ce9" table:formula="of:=10^[.M20]" office:value-type="float" office:value="2.25849950649665" calcext:value-type="float">
            <text:p>2.258</text:p>
          </table:table-cell>
          <table:table-cell office:value-type="float" office:value="0.35382" calcext:value-type="float">
            <text:p>0.35382</text:p>
          </table:table-cell>
          <table:table-cell office:value-type="float" office:value="20" calcext:value-type="float">
            <text:p>20</text:p>
          </table:table-cell>
          <table:table-cell office:value-type="float" office:value="11.593" calcext:value-type="float">
            <text:p>11.593</text:p>
          </table:table-cell>
          <table:table-cell office:value-type="float" office:value="0.57967" calcext:value-type="float">
            <text:p>0.57967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70946" calcext:value-type="float">
            <text:p>0.709</text:p>
          </table:table-cell>
          <table:table-cell table:style-name="ce40" table:formula="of:=(10^([.$M20]*(1 - (1/(1 + [.$V20]/100)))) - 1) * 100" office:value-type="float" office:value="5.55691711895283" calcext:value-type="float">
            <text:p>5.557</text:p>
          </table:table-cell>
          <table:table-cell table:style-name="ce40" table:formula="of:=(10^([.$M20]*(1 - (1/(1 + [.$W20]/100)))) - 1) * 100" office:value-type="float" office:value="3.57672770308257" calcext:value-type="float">
            <text:p>3.577</text:p>
          </table:table-cell>
          <table:table-cell table:style-name="ce40" table:formula="of:=(10^([.$M20]*(1 - (1/(1 + [.$X20]/100)))) - 1) * 100" office:value-type="float" office:value="7.54817358964888" calcext:value-type="float">
            <text:p>7.548</text:p>
          </table:table-cell>
          <table:table-cell office:value-type="float" office:value="7.11" calcext:value-type="float">
            <text:p>7.11</text:p>
          </table:table-cell>
          <table:table-cell office:value-type="float" office:value="4.508" calcext:value-type="float">
            <text:p>4.508</text:p>
          </table:table-cell>
          <table:table-cell office:value-type="float" office:value="9.808" calcext:value-type="float">
            <text:p>9.808</text:p>
          </table:table-cell>
          <table:table-cell table:style-name="ce42" table:formula="of:=EXP([.M20])" office:value-type="float" office:value="1.42449875362597" calcext:value-type="float">
            <text:p>1.4245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4" calcext:value-type="float">
            <text:p>0.034</text:p>
          </table:table-cell>
          <table:table-cell office:value-type="float" office:value="1.9808" calcext:value-type="float">
            <text:p>1.9808</text:p>
          </table:table-cell>
          <table:table-cell office:value-type="float" office:value="1.5959" calcext:value-type="float">
            <text:p>1.5959</text:p>
          </table:table-cell>
          <table:table-cell office:value-type="float" office:value="2.4037" calcext:value-type="float">
            <text:p>2.4037</text:p>
          </table:table-cell>
          <table:table-cell table:style-name="ce40" table:formula="of:=(10^([.$M20]*(1 - (1/(1 + [.$AO20]/100)))) - 1) * 100" office:value-type="float" office:value="-3.74208563154196" calcext:value-type="float">
            <text:p>-3.742</text:p>
          </table:table-cell>
          <table:table-cell table:style-name="ce40" table:formula="of:=(10^([.$M20]*(1 - (1/(1 + [.$AP20]/100)))) - 1) * 100" office:value-type="float" office:value="-4.71194353877092" calcext:value-type="float">
            <text:p>-4.712</text:p>
          </table:table-cell>
          <table:table-cell table:style-name="ce40" table:formula="of:=(10^([.$M20]*(1 - (1/(1 + [.$AQ20]/100)))) - 1) * 100" office:value-type="float" office:value="-2.82505774808494" calcext:value-type="float">
            <text:p>-2.825</text:p>
          </table:table-cell>
          <table:table-cell table:style-name="ce9" table:formula="of:=1/[.AC20]" office:value-type="float" office:value="0.504846526655897" calcext:value-type="float">
            <text:p>0.505</text:p>
          </table:table-cell>
          <table:table-cell table:style-name="ce9" table:formula="of:=1/[.AE20]" office:value-type="float" office:value="0.416025294337896" calcext:value-type="float">
            <text:p>0.416</text:p>
          </table:table-cell>
          <table:table-cell table:style-name="ce9" table:formula="of:=1/[.AD20]" office:value-type="float" office:value="0.626605677047434" calcext:value-type="float">
            <text:p>0.627</text:p>
          </table:table-cell>
          <table:table-cell table:style-name="ce40" table:formula="of:=-[.AF20]" office:value-type="float" office:value="3.74208563154196" calcext:value-type="float">
            <text:p>3.742</text:p>
          </table:table-cell>
          <table:table-cell table:style-name="ce40" table:formula="of:=-[.AH20]" office:value-type="float" office:value="2.82505774808494" calcext:value-type="float">
            <text:p>2.825</text:p>
          </table:table-cell>
          <table:table-cell table:style-name="ce40" table:formula="of:=-[.AG20]" office:value-type="float" office:value="4.71194353877092" calcext:value-type="float">
            <text:p>4.712</text:p>
          </table:table-cell>
          <table:table-cell office:value-type="float" office:value="-4.472" calcext:value-type="float">
            <text:p>-4.472</text:p>
          </table:table-cell>
          <table:table-cell office:value-type="float" office:value="-5.593" calcext:value-type="float">
            <text:p>-5.593</text:p>
          </table:table-cell>
          <table:table-cell office:value-type="float" office:value="-3.398" calcext:value-type="float">
            <text:p>-3.398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AM2 precip, scale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163" calcext:value-type="float">
            <text:p>-0.163</text:p>
          </table:table-cell>
          <table:table-cell table:number-columns-repeated="3" office:value-type="float" office:value="0.011" calcext:value-type="float">
            <text:p>0.011</text:p>
          </table:table-cell>
          <table:table-cell table:style-name="ce9" table:formula="of:=10^[.M21]" office:value-type="float" office:value="2.23933980554693" calcext:value-type="float">
            <text:p>2.239</text:p>
          </table:table-cell>
          <table:table-cell office:value-type="float" office:value="0.35012" calcext:value-type="float">
            <text:p>0.35012</text:p>
          </table:table-cell>
          <table:table-cell office:value-type="float" office:value="20" calcext:value-type="float">
            <text:p>20</text:p>
          </table:table-cell>
          <table:table-cell office:value-type="float" office:value="15.882" calcext:value-type="float">
            <text:p>15.882</text:p>
          </table:table-cell>
          <table:table-cell office:value-type="float" office:value="0.79409" calcext:value-type="float">
            <text:p>0.79409</text:p>
          </table:table-cell>
          <table:table-cell office:value-type="float" office:value="0.38281" calcext:value-type="float">
            <text:p>0.38281</text:p>
          </table:table-cell>
          <table:table-cell office:value-type="float" office:value="1.356" calcext:value-type="float">
            <text:p>1.356</text:p>
          </table:table-cell>
          <table:table-cell table:style-name="ce40" table:formula="of:=(10^([.$M21]*(1 - (1/(1 + [.$V21]/100)))) - 1) * 100" office:value-type="float" office:value="2.23804257385931" calcext:value-type="float">
            <text:p>2.238</text:p>
          </table:table-cell>
          <table:table-cell table:style-name="ce40" table:formula="of:=(10^([.$M21]*(1 - (1/(1 + [.$W21]/100)))) - 1) * 100" office:value-type="float" office:value="-2.96576657719225" calcext:value-type="float">
            <text:p>-2.966</text:p>
          </table:table-cell>
          <table:table-cell table:style-name="ce40" table:formula="of:=(10^([.$M21]*(1 - (1/(1 + [.$X21]/100)))) - 1) * 100" office:value-type="float" office:value="9.0833041223775" calcext:value-type="float">
            <text:p>9.083</text:p>
          </table:table-cell>
          <table:table-cell office:value-type="float" office:value="2.823" calcext:value-type="float">
            <text:p>2.823</text:p>
          </table:table-cell>
          <table:table-cell office:value-type="float" office:value="-3.6" calcext:value-type="float">
            <text:p>-3.6</text:p>
          </table:table-cell>
          <table:table-cell office:value-type="float" office:value="12.088" calcext:value-type="float">
            <text:p>12.088</text:p>
          </table:table-cell>
          <table:table-cell table:style-name="ce42" table:formula="of:=EXP([.M21])" office:value-type="float" office:value="1.41923784691678" calcext:value-type="float">
            <text:p>1.4192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27" calcext:value-type="float">
            <text:p>0.027</text:p>
          </table:table-cell>
          <table:table-cell office:value-type="float" office:value="1.1467" calcext:value-type="float">
            <text:p>1.1467</text:p>
          </table:table-cell>
          <table:table-cell office:value-type="float" office:value="0.92827" calcext:value-type="float">
            <text:p>0.92827</text:p>
          </table:table-cell>
          <table:table-cell office:value-type="float" office:value="1.5137" calcext:value-type="float">
            <text:p>1.5137</text:p>
          </table:table-cell>
          <table:table-cell table:style-name="ce40" table:formula="of:=(10^([.$M21]*(1 - (1/(1 + [.$AO21]/100)))) - 1) * 100" office:value-type="float" office:value="-1.22921082158605" calcext:value-type="float">
            <text:p>-1.229</text:p>
          </table:table-cell>
          <table:table-cell table:style-name="ce40" table:formula="of:=(10^([.$M21]*(1 - (1/(1 + [.$AP21]/100)))) - 1) * 100" office:value-type="float" office:value="-3.67902114368618" calcext:value-type="float">
            <text:p>-3.679</text:p>
          </table:table-cell>
          <table:table-cell table:style-name="ce40" table:formula="of:=(10^([.$M21]*(1 - (1/(1 + [.$AQ21]/100)))) - 1) * 100" office:value-type="float" office:value="0.640280449359798" calcext:value-type="float">
            <text:p>0.640</text:p>
          </table:table-cell>
          <table:table-cell table:style-name="ce9" table:formula="of:=1/[.AC21]" office:value-type="float" office:value="0.872067672451382" calcext:value-type="float">
            <text:p>0.872</text:p>
          </table:table-cell>
          <table:table-cell table:style-name="ce9" table:formula="of:=1/[.AE21]" office:value-type="float" office:value="0.66063288630508" calcext:value-type="float">
            <text:p>0.661</text:p>
          </table:table-cell>
          <table:table-cell table:style-name="ce9" table:formula="of:=1/[.AD21]" office:value-type="float" office:value="1.07727277623967" calcext:value-type="float">
            <text:p>1.077</text:p>
          </table:table-cell>
          <table:table-cell table:style-name="ce40" table:formula="of:=-[.AF21]" office:value-type="float" office:value="1.22921082158605" calcext:value-type="float">
            <text:p>1.229</text:p>
          </table:table-cell>
          <table:table-cell table:style-name="ce40" table:formula="of:=-[.AH21]" office:value-type="float" office:value="-0.640280449359798" calcext:value-type="float">
            <text:p>-0.640</text:p>
          </table:table-cell>
          <table:table-cell table:style-name="ce40" table:formula="of:=-[.AG21]" office:value-type="float" office:value="3.67902114368618" calcext:value-type="float">
            <text:p>3.679</text:p>
          </table:table-cell>
          <table:table-cell office:value-type="float" office:value="-1.511" calcext:value-type="float">
            <text:p>-1.511</text:p>
          </table:table-cell>
          <table:table-cell office:value-type="float" office:value="-4.443" calcext:value-type="float">
            <text:p>-4.443</text:p>
          </table:table-cell>
          <table:table-cell office:value-type="float" office:value="0.798" calcext:value-type="float">
            <text:p>0.798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FLOR tas, shift</text:p>
          </table:table-cell>
          <table:table-cell office:value-type="float" office:value="0.952" calcext:value-type="float">
            <text:p>0.952</text:p>
          </table:table-cell>
          <table:table-cell office:value-type="float" office:value="0.882" calcext:value-type="float">
            <text:p>0.882</text:p>
          </table:table-cell>
          <table:table-cell office:value-type="float" office:value="1.027" calcext:value-type="float">
            <text:p>1.027</text:p>
          </table:table-cell>
          <table:table-cell office:value-type="float" office:value="0.907" calcext:value-type="float">
            <text:p>0.907</text:p>
          </table:table-cell>
          <table:table-cell office:value-type="float" office:value="0.871" calcext:value-type="float">
            <text:p>0.871</text:p>
          </table:table-cell>
          <table:table-cell office:value-type="float" office:value="0.94" calcext:value-type="float">
            <text:p>0.94</text:p>
          </table:table-cell>
          <table:table-cell office:value-type="float" office:value="0.846" calcext:value-type="float">
            <text:p>0.846</text:p>
          </table:table-cell>
          <table:table-cell office:value-type="float" office:value="0.713" calcext:value-type="float">
            <text:p>0.713</text:p>
          </table:table-cell>
          <table:table-cell office:value-type="float" office:value="0.959" calcext:value-type="float">
            <text:p>0.959</text:p>
          </table:table-cell>
          <table:table-cell table:style-name="ce4" office:value-type="float" office:value="21.489" calcext:value-type="float">
            <text:p>21.489</text:p>
          </table:table-cell>
          <table:table-cell table:style-name="ce37"/>
          <table:table-cell office:value-type="float" office:value="2" calcext:value-type="float">
            <text:p>2</text:p>
          </table:table-cell>
          <table:table-cell office:value-type="float" office:value="7.6056" calcext:value-type="float">
            <text:p>7.6056</text:p>
          </table:table-cell>
          <table:table-cell office:value-type="float" office:value="3.8028" calcext:value-type="float">
            <text:p>3.8028</text:p>
          </table:table-cell>
          <table:table-cell office:value-type="float" office:value="3.1281" calcext:value-type="float">
            <text:p>3.1281</text:p>
          </table:table-cell>
          <table:table-cell office:value-type="float" office:value="4.5022" calcext:value-type="float">
            <text:p>4.502</text:p>
          </table:table-cell>
          <table:table-cell table:style-name="ce4" office:value-type="float" office:value="1.015" calcext:value-type="float">
            <text:p>1.015</text:p>
          </table:table-cell>
          <table:table-cell table:style-name="ce4" office:value-type="float" office:value="0.856" calcext:value-type="float">
            <text:p>0.856</text:p>
          </table:table-cell>
          <table:table-cell table:style-name="ce4" office:value-type="float" office:value="1.15" calcext:value-type="float">
            <text:p>1.150</text:p>
          </table:table-cell>
          <table:table-cell table:style-name="ce37" table:number-columns-repeated="3"/>
          <table:table-cell table:style-name="ce43"/>
          <table:table-cell office:value-type="float" office:value="0.849" calcext:value-type="float">
            <text:p>0.849</text:p>
          </table:table-cell>
          <table:table-cell office:value-type="float" office:value="0.761" calcext:value-type="float">
            <text:p>0.761</text:p>
          </table:table-cell>
          <table:table-cell office:value-type="float" office:value="0.914" calcext:value-type="float">
            <text:p>0.914</text:p>
          </table:table-cell>
          <table:table-cell office:value-type="float" office:value="0.64664" calcext:value-type="float">
            <text:p>0.64664</text:p>
          </table:table-cell>
          <table:table-cell office:value-type="float" office:value="0.63423" calcext:value-type="float">
            <text:p>0.63423</text:p>
          </table:table-cell>
          <table:table-cell office:value-type="float" office:value="0.65982" calcext:value-type="float">
            <text:p>0.65982</text:p>
          </table:table-cell>
          <table:table-cell office:value-type="float" office:value="-0.679" calcext:value-type="float">
            <text:p>-0.679</text:p>
          </table:table-cell>
          <table:table-cell office:value-type="float" office:value="-0.731" calcext:value-type="float">
            <text:p>-0.731</text:p>
          </table:table-cell>
          <table:table-cell office:value-type="float" office:value="-0.609" calcext:value-type="float">
            <text:p>-0.609</text:p>
          </table:table-cell>
          <table:table-cell table:style-name="ce9" table:formula="of:=1/[.AC22]" office:value-type="float" office:value="1.54645552393913" calcext:value-type="float">
            <text:p>1.546</text:p>
          </table:table-cell>
          <table:table-cell table:style-name="ce9" table:formula="of:=1/[.AE22]" office:value-type="float" office:value="1.51556485101998" calcext:value-type="float">
            <text:p>1.516</text:p>
          </table:table-cell>
          <table:table-cell table:style-name="ce9" table:formula="of:=1/[.AD22]" office:value-type="float" office:value="1.57671507181937" calcext:value-type="float">
            <text:p>1.577</text:p>
          </table:table-cell>
          <table:table-cell table:style-name="ce40" table:formula="of:=-[.AF22]" office:value-type="float" office:value="0.679" calcext:value-type="float">
            <text:p>0.679</text:p>
          </table:table-cell>
          <table:table-cell table:style-name="ce40" table:formula="of:=-[.AH22]" office:value-type="float" office:value="0.609" calcext:value-type="float">
            <text:p>0.609</text:p>
          </table:table-cell>
          <table:table-cell table:style-name="ce40" table:formula="of:=-[.AG22]" office:value-type="float" office:value="0.731" calcext:value-type="float">
            <text:p>0.731</text:p>
          </table:table-cell>
          <table:table-cell table:style-name="ce37" table:number-columns-repeated="3"/>
          <table:table-cell table:number-columns-repeated="16341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AM2 tas, shift</text:p>
          </table:table-cell>
          <table:table-cell office:value-type="float" office:value="0.919" calcext:value-type="float">
            <text:p>0.919</text:p>
          </table:table-cell>
          <table:table-cell office:value-type="float" office:value="0.811" calcext:value-type="float">
            <text:p>0.811</text:p>
          </table:table-cell>
          <table:table-cell office:value-type="float" office:value="1.012" calcext:value-type="float">
            <text:p>1.012</text:p>
          </table:table-cell>
          <table:table-cell office:value-type="float" office:value="0.921" calcext:value-type="float">
            <text:p>0.921</text:p>
          </table:table-cell>
          <table:table-cell office:value-type="float" office:value="0.859" calcext:value-type="float">
            <text:p>0.859</text:p>
          </table:table-cell>
          <table:table-cell office:value-type="float" office:value="0.975" calcext:value-type="float">
            <text:p>0.975</text:p>
          </table:table-cell>
          <table:table-cell office:value-type="float" office:value="1.333" calcext:value-type="float">
            <text:p>1.333</text:p>
          </table:table-cell>
          <table:table-cell office:value-type="float" office:value="1.047" calcext:value-type="float">
            <text:p>1.047</text:p>
          </table:table-cell>
          <table:table-cell office:value-type="float" office:value="1.62" calcext:value-type="float">
            <text:p>1.62</text:p>
          </table:table-cell>
          <table:table-cell table:style-name="ce4" office:value-type="float" office:value="22.874" calcext:value-type="float">
            <text:p>22.874</text:p>
          </table:table-cell>
          <table:table-cell table:style-name="ce37"/>
          <table:table-cell office:value-type="float" office:value="2" calcext:value-type="float">
            <text:p>2</text:p>
          </table:table-cell>
          <table:table-cell office:value-type="float" office:value="24.241" calcext:value-type="float">
            <text:p>24.241</text:p>
          </table:table-cell>
          <table:table-cell office:value-type="float" office:value="12.12" calcext:value-type="float">
            <text:p>12.12</text:p>
          </table:table-cell>
          <table:table-cell office:value-type="float" office:value="6.9639" calcext:value-type="float">
            <text:p>6.9639</text:p>
          </table:table-cell>
          <table:table-cell office:value-type="float" office:value="21.98" calcext:value-type="float">
            <text:p>21.980</text:p>
          </table:table-cell>
          <table:table-cell table:style-name="ce4" office:value-type="float" office:value="1.599" calcext:value-type="float">
            <text:p>1.599</text:p>
          </table:table-cell>
          <table:table-cell table:style-name="ce4" office:value-type="float" office:value="1.256" calcext:value-type="float">
            <text:p>1.256</text:p>
          </table:table-cell>
          <table:table-cell table:style-name="ce4" office:value-type="float" office:value="1.944" calcext:value-type="float">
            <text:p>1.944</text:p>
          </table:table-cell>
          <table:table-cell table:style-name="ce37" table:number-columns-repeated="3"/>
          <table:table-cell table:style-name="ce43"/>
          <table:table-cell office:value-type="float" office:value="1.169" calcext:value-type="float">
            <text:p>1.169</text:p>
          </table:table-cell>
          <table:table-cell office:value-type="float" office:value="1.002" calcext:value-type="float">
            <text:p>1.002</text:p>
          </table:table-cell>
          <table:table-cell office:value-type="float" office:value="1.331" calcext:value-type="float">
            <text:p>1.331</text:p>
          </table:table-cell>
          <table:table-cell office:value-type="float" office:value="0.54323" calcext:value-type="float">
            <text:p>0.54323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57216" calcext:value-type="float">
            <text:p>0.57216</text:p>
          </table:table-cell>
          <table:table-cell office:value-type="float" office:value="-0.935" calcext:value-type="float">
            <text:p>-0.935</text:p>
          </table:table-cell>
          <table:table-cell office:value-type="float" office:value="-1.065" calcext:value-type="float">
            <text:p>-1.065</text:p>
          </table:table-cell>
          <table:table-cell office:value-type="float" office:value="-0.802" calcext:value-type="float">
            <text:p>-0.802</text:p>
          </table:table-cell>
          <table:table-cell table:style-name="ce9" table:formula="of:=1/[.AC23]" office:value-type="float" office:value="1.84084089612135" calcext:value-type="float">
            <text:p>1.841</text:p>
          </table:table-cell>
          <table:table-cell table:style-name="ce9" table:formula="of:=1/[.AE23]" office:value-type="float" office:value="1.74776286353468" calcext:value-type="float">
            <text:p>1.748</text:p>
          </table:table-cell>
          <table:table-cell table:style-name="ce9" table:formula="of:=1/[.AD23]" office:value-type="float" office:value="1.95618153364632" calcext:value-type="float">
            <text:p>1.956</text:p>
          </table:table-cell>
          <table:table-cell table:style-name="ce40" table:formula="of:=-[.AF23]" office:value-type="float" office:value="0.935" calcext:value-type="float">
            <text:p>0.935</text:p>
          </table:table-cell>
          <table:table-cell table:style-name="ce40" table:formula="of:=-[.AH23]" office:value-type="float" office:value="0.802" calcext:value-type="float">
            <text:p>0.802</text:p>
          </table:table-cell>
          <table:table-cell table:style-name="ce40" table:formula="of:=-[.AG23]" office:value-type="float" office:value="1.065" calcext:value-type="float">
            <text:p>1.065</text:p>
          </table:table-cell>
          <table:table-cell table:style-name="ce37" table:number-columns-repeated="3"/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30"/>
          <table:table-cell table:number-columns-repeated="21"/>
          <table:table-cell office:value-type="float" office:value="1.546" calcext:value-type="float">
            <text:p>1.546</text:p>
          </table:table-cell>
          <table:table-cell office:value-type="float" office:value="1.516" calcext:value-type="float">
            <text:p>1.516</text:p>
          </table:table-cell>
          <table:table-cell office:value-type="float" office:value="1.577" calcext:value-type="float">
            <text:p>1.577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9" calcext:value-type="float">
            <text:p>0.609</text:p>
          </table:table-cell>
          <table:table-cell office:value-type="float" office:value="0.731" calcext:value-type="float">
            <text:p>0.731</text:p>
          </table:table-cell>
          <table:table-cell table:number-columns-repeated="16344"/>
        </table:table-row>
        <table:table-row table:style-name="ro1">
          <table:table-cell table:number-columns-repeated="12"/>
          <table:table-cell table:style-name="ce30"/>
          <table:table-cell table:number-columns-repeated="21"/>
          <table:table-cell office:value-type="float" office:value="1.841" calcext:value-type="float">
            <text:p>1.841</text:p>
          </table:table-cell>
          <table:table-cell office:value-type="float" office:value="1.748" calcext:value-type="float">
            <text:p>1.748</text:p>
          </table:table-cell>
          <table:table-cell office:value-type="float" office:value="1.956" calcext:value-type="float">
            <text:p>1.956</text:p>
          </table:table-cell>
          <table:table-cell office:value-type="float" office:value="0.935" calcext:value-type="float">
            <text:p>0.935</text:p>
          </table:table-cell>
          <table:table-cell office:value-type="float" office:value="0.802" calcext:value-type="float">
            <text:p>0.802</text:p>
          </table:table-cell>
          <table:table-cell office:value-type="float" office:value="1.065" calcext:value-type="float">
            <text:p>1.065</text:p>
          </table:table-cell>
          <table:table-cell table:number-columns-repeated="16344"/>
        </table:table-row>
        <table:table-row table:style-name="ro1" table:number-rows-repeated="2">
          <table:table-cell table:number-columns-repeated="12"/>
          <table:table-cell table:style-name="ce30"/>
          <table:table-cell table:number-columns-repeated="16371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7" table:default-cell-style-name="Default"/>
        <table:table-column table:style-name="co1" table:default-cell-style-name="ce15"/>
        <table:table-column table:style-name="co1" table:number-columns-repeated="16366" table:default-cell-style-name="Default"/>
        <table:table-row table:style-name="ro1">
          <table:table-cell table:number-columns-repeated="17"/>
          <table:table-cell table:style-name="Default"/>
          <table:table-cell table:number-columns-repeated="16366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5"/>
          <table:table-cell table:style-name="ce6"/>
          <table:table-cell table:style-name="ce2" table:number-columns-repeated="5"/>
          <table:table-cell table:style-name="ce10"/>
          <table:table-cell table:style-name="ce2" table:number-columns-repeated="2"/>
          <table:table-cell/>
          <table:table-cell table:style-name="ce2" table:number-columns-repeated="2"/>
          <table:table-cell table:style-name="ce6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 table:number-columns-repeated="16351"/>
        </table:table-row>
        <table:table-row table:style-name="ro1">
          <table:table-cell table:number-columns-repeated="2"/>
          <table:table-cell table:style-name="ce7"/>
          <table:table-cell table:number-columns-repeated="5"/>
          <table:table-cell table:style-name="ce7"/>
          <table:table-cell table:number-columns-repeated="5"/>
          <table:table-cell table:style-name="ce7"/>
          <table:table-cell table:number-columns-repeated="5"/>
          <table:table-cell table:style-name="ce7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7"/>
          <table:table-cell table:style-name="ce14" table:number-columns-repeated="2"/>
          <table:table-cell table:style-name="ce17"/>
          <table:table-cell table:style-name="ce14" table:number-columns-repeated="2"/>
          <table:table-cell table:number-columns-repeated="163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5" number:min-decimal-places="5" number:min-integer-digits="1" number:grouping="true"/>
    </number:number-style>
    <number:number-style style:name="N129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number number:decimal-places="10" number:min-decimal-places="10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1:12:37.760142319</meta:creation-date>
    <dc:date>2023-02-03T18:04:52.333009863</dc:date>
    <meta:editing-duration>PT6H14M32S</meta:editing-duration>
    <meta:editing-cycles>16</meta:editing-cycles>
    <meta:generator>LibreOffice/7.4.4.2$Linux_X86_64 LibreOffice_project/40$Build-2</meta:generator>
    <meta:document-statistic meta:table-count="2" meta:cell-count="676" meta:object-count="0"/>
  </office:meta>
</office:document-meta>
</file>